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486800" table:style-name="ce7">
            <text:p>10.486.80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4377000" table:style-name="ce9">
            <text:p>14.377.000</text:p>
          </table:table-cell>
          <table:table-cell office:value-type="float" office:value="13927824" table:style-name="ce9">
            <text:p>13.927.824</text:p>
          </table:table-cell>
          <table:table-cell office:value-type="percentage" office:value="0.96875732072059539" table:style-name="ce10">
            <text:p>96,9%</text:p>
          </table:table-cell>
          <table:table-cell office:value-type="float" office:value="6906987" table:style-name="ce8">
            <text:p>6.906.987</text:p>
          </table:table-cell>
          <table:table-cell office:value-type="float" office:value="6797654" table:style-name="ce8">
            <text:p>6.797.654</text:p>
          </table:table-cell>
          <table:table-cell office:value-type="float" office:value="980013" table:style-name="ce8">
            <text:p>980.013</text:p>
          </table:table-cell>
          <table:table-cell office:value-type="date" office:date-value="2021-12-06T00:00:00" table:style-name="ce11">
            <text:p>0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328490" table:style-name="ce7">
            <text:p>32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323016" table:style-name="ce14">
            <text:p>2.323.016</text:p>
          </table:table-cell>
          <table:table-cell office:value-type="float" office:value="2188580" table:style-name="ce14">
            <text:p>2.188.580</text:p>
          </table:table-cell>
          <table:table-cell office:value-type="percentage" office:value="0.94212868099057434" table:style-name="ce15">
            <text:p>94,2%</text:p>
          </table:table-cell>
          <table:table-cell office:value-type="float" office:value="1076199" table:style-name="ce13">
            <text:p>1.076.199</text:p>
          </table:table-cell>
          <table:table-cell office:value-type="float" office:value="1056653" table:style-name="ce13">
            <text:p>1.056.653</text:p>
          </table:table-cell>
          <table:table-cell office:value-type="float" office:value="183388" table:style-name="ce13">
            <text:p>183.388</text:p>
          </table:table-cell>
          <table:table-cell office:value-type="date" office:date-value="2021-12-06T00:00:00" table:style-name="ce16">
            <text:p>0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47025" table:style-name="ce7">
            <text:p>1.447.025</text:p>
          </table:table-cell>
          <table:table-cell office:value-type="float" office:value="225040" table:style-name="ce7">
            <text:p>225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935965" table:style-name="ce14">
            <text:p>1.935.965</text:p>
          </table:table-cell>
          <table:table-cell office:value-type="float" office:value="1870987" table:style-name="ce14">
            <text:p>1.870.987</text:p>
          </table:table-cell>
          <table:table-cell office:value-type="percentage" office:value="0.96643637669069427" table:style-name="ce15">
            <text:p>96,6%</text:p>
          </table:table-cell>
          <table:table-cell office:value-type="float" office:value="875727" table:style-name="ce13">
            <text:p>875.727</text:p>
          </table:table-cell>
          <table:table-cell office:value-type="float" office:value="867732" table:style-name="ce13">
            <text:p>867.732</text:p>
          </table:table-cell>
          <table:table-cell office:value-type="float" office:value="201986" table:style-name="ce13">
            <text:p>201.986</text:p>
          </table:table-cell>
          <table:table-cell office:value-type="date" office:date-value="2021-12-06T00:00:00" table:style-name="ce16">
            <text:p>0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335070" table:style-name="ce7">
            <text:p>335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1935774" table:style-name="ce14">
            <text:p>1.935.774</text:p>
          </table:table-cell>
          <table:table-cell office:value-type="float" office:value="1743104" table:style-name="ce14">
            <text:p>1.743.104</text:p>
          </table:table-cell>
          <table:table-cell office:value-type="percentage" office:value="0.90046875306724861" table:style-name="ce15">
            <text:p>90,0%</text:p>
          </table:table-cell>
          <table:table-cell office:value-type="float" office:value="873435" table:style-name="ce13">
            <text:p>873.435</text:p>
          </table:table-cell>
          <table:table-cell office:value-type="float" office:value="854818" table:style-name="ce13">
            <text:p>854.818</text:p>
          </table:table-cell>
          <table:table-cell office:value-type="float" office:value="113763" table:style-name="ce13">
            <text:p>113.763</text:p>
          </table:table-cell>
          <table:table-cell office:value-type="date" office:date-value="2021-12-06T00:00:00" table:style-name="ce16">
            <text:p>0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624700" table:style-name="ce7">
            <text:p>6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617300" table:style-name="ce14">
            <text:p>3.617.300</text:p>
          </table:table-cell>
          <table:table-cell office:value-type="float" office:value="3359493" table:style-name="ce14">
            <text:p>3.359.493</text:p>
          </table:table-cell>
          <table:table-cell office:value-type="percentage" office:value="0.92872943908439998" table:style-name="ce15">
            <text:p>92,9%</text:p>
          </table:table-cell>
          <table:table-cell office:value-type="float" office:value="1696938" table:style-name="ce13">
            <text:p>1.696.938</text:p>
          </table:table-cell>
          <table:table-cell office:value-type="float" office:value="1652196" table:style-name="ce13">
            <text:p>1.652.196</text:p>
          </table:table-cell>
          <table:table-cell office:value-type="float" office:value="184400" table:style-name="ce13">
            <text:p>184.400</text:p>
          </table:table-cell>
          <table:table-cell office:value-type="date" office:date-value="2021-12-06T00:00:00" table:style-name="ce16">
            <text:p>0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44305" table:style-name="ce7">
            <text:p>844.305</text:p>
          </table:table-cell>
          <table:table-cell office:value-type="float" office:value="122900" table:style-name="ce7">
            <text:p>122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14605" table:style-name="ce14">
            <text:p>1.114.605</text:p>
          </table:table-cell>
          <table:table-cell office:value-type="float" office:value="1012323" table:style-name="ce14">
            <text:p>1.012.323</text:p>
          </table:table-cell>
          <table:table-cell office:value-type="percentage" office:value="0.90823475581035429" table:style-name="ce15">
            <text:p>90,8%</text:p>
          </table:table-cell>
          <table:table-cell office:value-type="float" office:value="486399" table:style-name="ce13">
            <text:p>486.399</text:p>
          </table:table-cell>
          <table:table-cell office:value-type="float" office:value="480386" table:style-name="ce13">
            <text:p>480.386</text:p>
          </table:table-cell>
          <table:table-cell office:value-type="float" office:value="89631" table:style-name="ce13">
            <text:p>89.631</text:p>
          </table:table-cell>
          <table:table-cell office:value-type="date" office:date-value="2021-12-06T00:00:00" table:style-name="ce16">
            <text:p>0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399" table:style-name="ce7">
            <text:p>3.867.399</text:p>
          </table:table-cell>
          <table:table-cell office:value-type="float" office:value="409670" table:style-name="ce7">
            <text:p>409.670</text:p>
          </table:table-cell>
          <table:table-cell office:value-type="float" office:value="466170" table:style-name="ce7">
            <text:p>466.170</text:p>
          </table:table-cell>
          <table:table-cell office:value-type="float" office:value="97620" table:style-name="ce13">
            <text:p>97.620</text:p>
          </table:table-cell>
          <table:table-cell office:value-type="float" office:value="4840859" table:style-name="ce14">
            <text:p>4.840.859</text:p>
          </table:table-cell>
          <table:table-cell office:value-type="float" office:value="4204450" table:style-name="ce14">
            <text:p>4.204.450</text:p>
          </table:table-cell>
          <table:table-cell office:value-type="percentage" office:value="0.86853386971196644" table:style-name="ce15">
            <text:p>86,9%</text:p>
          </table:table-cell>
          <table:table-cell office:value-type="float" office:value="2018944" table:style-name="ce13">
            <text:p>2.018.944</text:p>
          </table:table-cell>
          <table:table-cell office:value-type="float" office:value="1980719" table:style-name="ce13">
            <text:p>1.980.719</text:p>
          </table:table-cell>
          <table:table-cell office:value-type="float" office:value="437288" table:style-name="ce13">
            <text:p>437.288</text:p>
          </table:table-cell>
          <table:table-cell office:value-type="date" office:date-value="2021-12-06T00:00:00" table:style-name="ce16">
            <text:p>0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490795" table:style-name="ce7">
            <text:p>2.490.795</text:p>
          </table:table-cell>
          <table:table-cell office:value-type="float" office:value="496270" table:style-name="ce7">
            <text:p>496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462900" table:style-name="ce14">
            <text:p>3.462.900</text:p>
          </table:table-cell>
          <table:table-cell office:value-type="float" office:value="3299024" table:style-name="ce14">
            <text:p>3.299.024</text:p>
          </table:table-cell>
          <table:table-cell office:value-type="percentage" office:value="0.95267665829218284" table:style-name="ce15">
            <text:p>95,3%</text:p>
          </table:table-cell>
          <table:table-cell office:value-type="float" office:value="1633806" table:style-name="ce13">
            <text:p>1.633.806</text:p>
          </table:table-cell>
          <table:table-cell office:value-type="float" office:value="1571118" table:style-name="ce13">
            <text:p>1.571.118</text:p>
          </table:table-cell>
          <table:table-cell office:value-type="float" office:value="264595" table:style-name="ce13">
            <text:p>264.595</text:p>
          </table:table-cell>
          <table:table-cell office:value-type="date" office:date-value="2021-12-06T00:00:00" table:style-name="ce16">
            <text:p>0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469080" table:style-name="ce7">
            <text:p>8.469.080</text:p>
          </table:table-cell>
          <table:table-cell office:value-type="float" office:value="2054900" table:style-name="ce7">
            <text:p>2.0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2414030" table:style-name="ce14">
            <text:p>12.414.030</text:p>
          </table:table-cell>
          <table:table-cell office:value-type="float" office:value="12049359" table:style-name="ce14">
            <text:p>12.049.359</text:p>
          </table:table-cell>
          <table:table-cell office:value-type="percentage" office:value="0.97062428558655001" table:style-name="ce15">
            <text:p>97,1%</text:p>
          </table:table-cell>
          <table:table-cell office:value-type="float" office:value="6080797" table:style-name="ce13">
            <text:p>6.080.797</text:p>
          </table:table-cell>
          <table:table-cell office:value-type="float" office:value="5932624" table:style-name="ce13">
            <text:p>5.932.624</text:p>
          </table:table-cell>
          <table:table-cell office:value-type="float" office:value="778630" table:style-name="ce13">
            <text:p>778.630</text:p>
          </table:table-cell>
          <table:table-cell office:value-type="date" office:date-value="2021-12-06T00:00:00" table:style-name="ce16">
            <text:p>0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256180" table:style-name="ce7">
            <text:p>6.256.180</text:p>
          </table:table-cell>
          <table:table-cell office:value-type="float" office:value="1543650" table:style-name="ce7">
            <text:p>1.5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8876855" table:style-name="ce14">
            <text:p>8.876.855</text:p>
          </table:table-cell>
          <table:table-cell office:value-type="float" office:value="8168371" table:style-name="ce14">
            <text:p>8.168.371</text:p>
          </table:table-cell>
          <table:table-cell office:value-type="percentage" office:value="0.920187498838271" table:style-name="ce15">
            <text:p>92,0%</text:p>
          </table:table-cell>
          <table:table-cell office:value-type="float" office:value="4093220" table:style-name="ce13">
            <text:p>4.093.220</text:p>
          </table:table-cell>
          <table:table-cell office:value-type="float" office:value="4029904" table:style-name="ce13">
            <text:p>4.029.904</text:p>
          </table:table-cell>
          <table:table-cell office:value-type="float" office:value="506266" table:style-name="ce13">
            <text:p>506.266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64233" table:style-name="ce7">
            <text:p>1.464.233</text:p>
          </table:table-cell>
          <table:table-cell office:value-type="float" office:value="231770" table:style-name="ce7">
            <text:p>231.770</text:p>
          </table:table-cell>
          <table:table-cell office:value-type="float" office:value="185400" table:style-name="ce7">
            <text:p>185.400</text:p>
          </table:table-cell>
          <table:table-cell office:value-type="float" office:value="49265" table:style-name="ce13">
            <text:p>49.265</text:p>
          </table:table-cell>
          <table:table-cell office:value-type="float" office:value="1930668" table:style-name="ce14">
            <text:p>1.930.668</text:p>
          </table:table-cell>
          <table:table-cell office:value-type="float" office:value="1875674" table:style-name="ce14">
            <text:p>1.875.674</text:p>
          </table:table-cell>
          <table:table-cell office:value-type="percentage" office:value="0.97151555834560888" table:style-name="ce15">
            <text:p>97,2%</text:p>
          </table:table-cell>
          <table:table-cell office:value-type="float" office:value="902468" table:style-name="ce13">
            <text:p>902.468</text:p>
          </table:table-cell>
          <table:table-cell office:value-type="float" office:value="888745" table:style-name="ce13">
            <text:p>888.745</text:p>
          </table:table-cell>
          <table:table-cell office:value-type="float" office:value="175960" table:style-name="ce13">
            <text:p>175.960</text:p>
          </table:table-cell>
          <table:table-cell office:value-type="date" office:date-value="2021-12-06T00:00:00" table:style-name="ce16">
            <text:p>0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537400" table:style-name="ce7">
            <text:p>53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108079" table:style-name="ce14">
            <text:p>5.108.079</text:p>
          </table:table-cell>
          <table:table-cell office:value-type="float" office:value="4974665" table:style-name="ce14">
            <text:p>4.974.665</text:p>
          </table:table-cell>
          <table:table-cell office:value-type="percentage" office:value="0.97388176651144198" table:style-name="ce15">
            <text:p>97,4%</text:p>
          </table:table-cell>
          <table:table-cell office:value-type="float" office:value="2322822" table:style-name="ce13">
            <text:p>2.322.822</text:p>
          </table:table-cell>
          <table:table-cell office:value-type="float" office:value="2299382" table:style-name="ce13">
            <text:p>2.299.382</text:p>
          </table:table-cell>
          <table:table-cell office:value-type="float" office:value="558579" table:style-name="ce13">
            <text:p>558.579</text:p>
          </table:table-cell>
          <table:table-cell office:value-type="date" office:date-value="2021-12-06T00:00:00" table:style-name="ce16">
            <text:p>0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57305" table:style-name="ce14">
            <text:p>557.305</text:p>
          </table:table-cell>
          <table:table-cell office:value-type="float" office:value="535956" table:style-name="ce14">
            <text:p>535.956</text:p>
          </table:table-cell>
          <table:table-cell office:value-type="percentage" office:value="0.96169243053624143" table:style-name="ce15">
            <text:p>96,2%</text:p>
          </table:table-cell>
          <table:table-cell office:value-type="float" office:value="262436" table:style-name="ce13">
            <text:p>262.436</text:p>
          </table:table-cell>
          <table:table-cell office:value-type="float" office:value="257586" table:style-name="ce13">
            <text:p>257.586</text:p>
          </table:table-cell>
          <table:table-cell office:value-type="float" office:value="51340" table:style-name="ce13">
            <text:p>51.340</text:p>
          </table:table-cell>
          <table:table-cell office:value-type="date" office:date-value="2021-12-03T00:00:00" table:style-name="ce16">
            <text:p>0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099835" table:style-name="ce7">
            <text:p>8.099.835</text:p>
          </table:table-cell>
          <table:table-cell office:value-type="float" office:value="1820800" table:style-name="ce7">
            <text:p>1.8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1464185" table:style-name="ce14">
            <text:p>11.464.185</text:p>
          </table:table-cell>
          <table:table-cell office:value-type="float" office:value="10688172" table:style-name="ce14">
            <text:p>10.688.172</text:p>
          </table:table-cell>
          <table:table-cell office:value-type="percentage" office:value="0.93230979786177559" table:style-name="ce15">
            <text:p>93,2%</text:p>
          </table:table-cell>
          <table:table-cell office:value-type="float" office:value="5424852" table:style-name="ce13">
            <text:p>5.424.852</text:p>
          </table:table-cell>
          <table:table-cell office:value-type="float" office:value="5299404" table:style-name="ce13">
            <text:p>5.299.404</text:p>
          </table:table-cell>
          <table:table-cell office:value-type="float" office:value="681023" table:style-name="ce13">
            <text:p>681.023</text:p>
          </table:table-cell>
          <table:table-cell office:value-type="date" office:date-value="2021-12-06T00:00:00" table:style-name="ce16">
            <text:p>0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07175" table:style-name="ce14">
            <text:p>2.507.175</text:p>
          </table:table-cell>
          <table:table-cell office:value-type="float" office:value="2422334" table:style-name="ce14">
            <text:p>2.422.334</text:p>
          </table:table-cell>
          <table:table-cell office:value-type="percentage" office:value="0.9661607187372242" table:style-name="ce15">
            <text:p>96,6%</text:p>
          </table:table-cell>
          <table:table-cell office:value-type="float" office:value="1205401" table:style-name="ce13">
            <text:p>1.205.401</text:p>
          </table:table-cell>
          <table:table-cell office:value-type="float" office:value="1175541" table:style-name="ce13">
            <text:p>1.175.541</text:p>
          </table:table-cell>
          <table:table-cell office:value-type="float" office:value="171109" table:style-name="ce13">
            <text:p>171.109</text:p>
          </table:table-cell>
          <table:table-cell office:value-type="date" office:date-value="2021-12-06T00:00:00" table:style-name="ce16">
            <text:p>0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04525" table:style-name="ce7">
            <text:p>804.5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116375" table:style-name="ce14">
            <text:p>1.116.375</text:p>
          </table:table-cell>
          <table:table-cell office:value-type="float" office:value="1089474" table:style-name="ce14">
            <text:p>1.089.474</text:p>
          </table:table-cell>
          <table:table-cell office:value-type="percentage" office:value="0.9759032583137387" table:style-name="ce15">
            <text:p>97,6%</text:p>
          </table:table-cell>
          <table:table-cell office:value-type="float" office:value="533246" table:style-name="ce13">
            <text:p>533.246</text:p>
          </table:table-cell>
          <table:table-cell office:value-type="float" office:value="525167" table:style-name="ce13">
            <text:p>525.167</text:p>
          </table:table-cell>
          <table:table-cell office:value-type="float" office:value="100639" table:style-name="ce13">
            <text:p>100.639</text:p>
          </table:table-cell>
          <table:table-cell office:value-type="date" office:date-value="2021-12-06T00:00:00" table:style-name="ce16">
            <text:p>0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748150" table:style-name="ce7">
            <text:p>2.748.15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819750" table:style-name="ce14">
            <text:p>3.819.750</text:p>
          </table:table-cell>
          <table:table-cell office:value-type="float" office:value="3713060" table:style-name="ce14">
            <text:p>3.713.060</text:p>
          </table:table-cell>
          <table:table-cell office:value-type="percentage" office:value="0.97206885267360432" table:style-name="ce15">
            <text:p>97,2%</text:p>
          </table:table-cell>
          <table:table-cell office:value-type="float" office:value="1828696" table:style-name="ce13">
            <text:p>1.828.696</text:p>
          </table:table-cell>
          <table:table-cell office:value-type="float" office:value="1794119" table:style-name="ce13">
            <text:p>1.794.119</text:p>
          </table:table-cell>
          <table:table-cell office:value-type="float" office:value="330230" table:style-name="ce13">
            <text:p>330.230</text:p>
          </table:table-cell>
          <table:table-cell office:value-type="date" office:date-value="2021-12-06T00:00:00" table:style-name="ce16">
            <text:p>0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225" table:style-name="ce14">
            <text:p>142.225</text:p>
          </table:table-cell>
          <table:table-cell office:value-type="float" office:value="122277" table:style-name="ce14">
            <text:p>122.277</text:p>
          </table:table-cell>
          <table:table-cell office:value-type="percentage" office:value="0.85974336438741428" table:style-name="ce15">
            <text:p>86,0%</text:p>
          </table:table-cell>
          <table:table-cell office:value-type="float" office:value="63384" table:style-name="ce13">
            <text:p>63.384</text:p>
          </table:table-cell>
          <table:table-cell office:value-type="float" office:value="60797" table:style-name="ce13">
            <text:p>60.797</text:p>
          </table:table-cell>
          <table:table-cell office:value-type="float" office:value="6230" table:style-name="ce13">
            <text:p>6.230</text:p>
          </table:table-cell>
          <table:table-cell office:value-type="date" office:date-value="2021-12-06T00:00:00" table:style-name="ce16">
            <text:p>06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11141" table:style-name="ce14">
            <text:p>111.141</text:p>
          </table:table-cell>
          <table:table-cell office:value-type="percentage" office:value="0.7876754075124025" table:style-name="ce15">
            <text:p>78,8%</text:p>
          </table:table-cell>
          <table:table-cell office:value-type="float" office:value="60301" table:style-name="ce13">
            <text:p>60.301</text:p>
          </table:table-cell>
          <table:table-cell office:value-type="float" office:value="57830" table:style-name="ce13">
            <text:p>57.830</text:p>
          </table:table-cell>
          <table:table-cell office:value-type="float" office:value="3901" table:style-name="ce13">
            <text:p>3.901</text:p>
          </table:table-cell>
          <table:table-cell office:value-type="date" office:date-value="2021-12-03T00:00:00" table:style-name="ce17">
            <text:p>0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7746" table:style-name="ce14">
            <text:p>177.746</text:p>
          </table:table-cell>
          <table:table-cell office:value-type="percentage" office:value="0.83748433362545827" table:style-name="ce15">
            <text:p>83,7%</text:p>
          </table:table-cell>
          <table:table-cell office:value-type="float" office:value="95248" table:style-name="ce13">
            <text:p>95.248</text:p>
          </table:table-cell>
          <table:table-cell office:value-type="float" office:value="89105" table:style-name="ce13">
            <text:p>89.105</text:p>
          </table:table-cell>
          <table:table-cell office:value-type="float" office:value="146" table:style-name="ce13">
            <text:p>146</text:p>
          </table:table-cell>
          <table:table-cell office:value-type="date" office:date-value="2021-11-29T00:00:00" table:style-name="ce17">
            <text:p>2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5540" table:style-name="ce7">
            <text:p>5.540</text:p>
          </table:table-cell>
          <table:table-cell office:value-type="float" office:value="0" table:style-name="ce7">
            <text:p>0</text:p>
          </table:table-cell>
          <table:table-cell office:value-type="float" office:value="4400" table:style-name="ce13">
            <text:p>4.400</text:p>
          </table:table-cell>
          <table:table-cell office:value-type="float" office:value="9940" table:style-name="ce14">
            <text:p>9.940</text:p>
          </table:table-cell>
          <table:table-cell office:value-type="float" office:value="7829" table:style-name="ce14">
            <text:p>7.829</text:p>
          </table:table-cell>
          <table:table-cell office:value-type="percentage" office:value="0.78762575452716299" table:style-name="ce15">
            <text:p>78,8%</text:p>
          </table:table-cell>
          <table:table-cell office:value-type="float" office:value="5995" table:style-name="ce13">
            <text:p>5.995</text:p>
          </table:table-cell>
          <table:table-cell office:value-type="float" office:value="5688" table:style-name="ce13">
            <text:p>5.688</text:p>
          </table:table-cell>
          <table:table-cell office:value-type="float" office:value="5" table:style-name="ce13">
            <text:p>5</text:p>
          </table:table-cell>
          <table:table-cell office:value-type="date" office:date-value="2021-12-03T00:00:00" table:style-name="ce17">
            <text:p>03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8602639" table:style-name="ce19">
            <text:p>58.602.639</text:p>
          </table:table-cell>
          <table:table-cell office:value-type="float" office:value="12102970" table:style-name="ce20">
            <text:p>12.102.970</text:p>
          </table:table-cell>
          <table:table-cell office:value-type="float" office:value="9051120" table:style-name="ce21">
            <text:p>9.051.120</text:p>
          </table:table-cell>
          <table:table-cell office:value-type="float" office:value="2150615" table:style-name="ce22">
            <text:p>2.150.615</text:p>
          </table:table-cell>
          <table:table-cell office:value-type="float" office:value="81907344" table:style-name="ce23">
            <text:p>81.907.344</text:p>
          </table:table-cell>
          <table:table-cell office:value-type="float" office:value="77541843" table:style-name="ce23">
            <text:p>77.541.843</text:p>
          </table:table-cell>
          <table:table-cell office:value-type="percentage" office:value="0.94670195874011009" table:style-name="ce24">
            <text:p>94,7%</text:p>
          </table:table-cell>
          <table:table-cell office:value-type="float" office:value="38447301" table:style-name="ce23">
            <text:p>38.447.301</text:p>
          </table:table-cell>
          <table:table-cell office:value-type="float" office:value="37677168" table:style-name="ce23">
            <text:p>37.677.168</text:p>
          </table:table-cell>
          <table:table-cell office:value-type="float" office:value="5819122" table:style-name="ce23">
            <text:p>5.819.122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06987" table:style-name="ce31">
            <text:p>6.906.987</text:p>
          </table:table-cell>
          <table:table-cell office:value-type="percentage" office:value="0.92686663602601993" table:style-name="ce32">
            <text:p>92,7%</text:p>
          </table:table-cell>
          <table:table-cell office:value-type="float" office:value="6797654" table:style-name="ce31">
            <text:p>6.797.654</text:p>
          </table:table-cell>
          <table:table-cell office:value-type="percentage" office:value="0.9121949550287004" table:style-name="ce32">
            <text:p>91,2%</text:p>
          </table:table-cell>
          <table:table-cell office:value-type="date" office:date-value="2021-12-06T00:00:00" table:style-name="ce33">
            <text:p>0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76199" table:style-name="ce31">
            <text:p>1.076.199</text:p>
          </table:table-cell>
          <table:table-cell office:value-type="percentage" office:value="0.90808212404673228" table:style-name="ce32">
            <text:p>90,8%</text:p>
          </table:table-cell>
          <table:table-cell office:value-type="float" office:value="1056653" table:style-name="ce31">
            <text:p>1.056.653</text:p>
          </table:table-cell>
          <table:table-cell office:value-type="percentage" office:value="0.89158947427042001" table:style-name="ce32">
            <text:p>89,2%</text:p>
          </table:table-cell>
          <table:table-cell office:value-type="date" office:date-value="2021-12-06T00:00:00" table:style-name="ce33">
            <text:p>0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5727" table:style-name="ce31">
            <text:p>875.727</text:p>
          </table:table-cell>
          <table:table-cell office:value-type="percentage" office:value="0.93768249552695238" table:style-name="ce32">
            <text:p>93,8%</text:p>
          </table:table-cell>
          <table:table-cell office:value-type="float" office:value="867732" table:style-name="ce31">
            <text:p>867.732</text:p>
          </table:table-cell>
          <table:table-cell office:value-type="percentage" office:value="0.92912186926815477" table:style-name="ce32">
            <text:p>92,9%</text:p>
          </table:table-cell>
          <table:table-cell office:value-type="date" office:date-value="2021-12-06T00:00:00" table:style-name="ce33">
            <text:p>0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73435" table:style-name="ce31">
            <text:p>873.435</text:p>
          </table:table-cell>
          <table:table-cell office:value-type="percentage" office:value="0.84400700766378678" table:style-name="ce32">
            <text:p>84,4%</text:p>
          </table:table-cell>
          <table:table-cell office:value-type="float" office:value="854818" table:style-name="ce31">
            <text:p>854.818</text:p>
          </table:table-cell>
          <table:table-cell office:value-type="percentage" office:value="0.82601725632375944" table:style-name="ce32">
            <text:p>82,6%</text:p>
          </table:table-cell>
          <table:table-cell office:value-type="date" office:date-value="2021-12-06T00:00:00" table:style-name="ce33">
            <text:p>0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96938" table:style-name="ce31">
            <text:p>1.696.938</text:p>
          </table:table-cell>
          <table:table-cell office:value-type="percentage" office:value="0.86544293222982349" table:style-name="ce32">
            <text:p>86,5%</text:p>
          </table:table-cell>
          <table:table-cell office:value-type="float" office:value="1652196" table:style-name="ce31">
            <text:p>1.652.196</text:p>
          </table:table-cell>
          <table:table-cell office:value-type="percentage" office:value="0.84262439220430296" table:style-name="ce32">
            <text:p>84,3%</text:p>
          </table:table-cell>
          <table:table-cell office:value-type="date" office:date-value="2021-12-06T00:00:00" table:style-name="ce33">
            <text:p>0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6399" table:style-name="ce31">
            <text:p>486.399</text:p>
          </table:table-cell>
          <table:table-cell office:value-type="percentage" office:value="0.92801744615331783" table:style-name="ce32">
            <text:p>92,8%</text:p>
          </table:table-cell>
          <table:table-cell office:value-type="float" office:value="480386" table:style-name="ce31">
            <text:p>480.386</text:p>
          </table:table-cell>
          <table:table-cell office:value-type="percentage" office:value="0.91654503584055014" table:style-name="ce32">
            <text:p>91,7%</text:p>
          </table:table-cell>
          <table:table-cell office:value-type="date" office:date-value="2021-12-06T00:00:00" table:style-name="ce33">
            <text:p>0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18944" table:style-name="ce31">
            <text:p>2.018.944</text:p>
          </table:table-cell>
          <table:table-cell office:value-type="percentage" office:value="0.92771566541206374" table:style-name="ce32">
            <text:p>92,8%</text:p>
          </table:table-cell>
          <table:table-cell office:value-type="float" office:value="1980719" table:style-name="ce31">
            <text:p>1.980.719</text:p>
          </table:table-cell>
          <table:table-cell office:value-type="percentage" office:value="0.91015107158956243" table:style-name="ce32">
            <text:p>91,0%</text:p>
          </table:table-cell>
          <table:table-cell office:value-type="date" office:date-value="2021-12-06T00:00:00" table:style-name="ce33">
            <text:p>0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33806" table:style-name="ce31">
            <text:p>1.633.806</text:p>
          </table:table-cell>
          <table:table-cell office:value-type="percentage" office:value="0.90326208104450278" table:style-name="ce32">
            <text:p>90,3%</text:p>
          </table:table-cell>
          <table:table-cell office:value-type="float" office:value="1571118" table:style-name="ce31">
            <text:p>1.571.118</text:p>
          </table:table-cell>
          <table:table-cell office:value-type="percentage" office:value="0.86860454316269931" table:style-name="ce32">
            <text:p>86,9%</text:p>
          </table:table-cell>
          <table:table-cell office:value-type="date" office:date-value="2021-12-06T00:00:00" table:style-name="ce33">
            <text:p>0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080797" table:style-name="ce31">
            <text:p>6.080.797</text:p>
          </table:table-cell>
          <table:table-cell office:value-type="percentage" office:value="0.88533463592473316" table:style-name="ce32">
            <text:p>88,5%</text:p>
          </table:table-cell>
          <table:table-cell office:value-type="float" office:value="5932624" table:style-name="ce31">
            <text:p>5.932.624</text:p>
          </table:table-cell>
          <table:table-cell office:value-type="percentage" office:value="0.86376136370254331" table:style-name="ce32">
            <text:p>86,4%</text:p>
          </table:table-cell>
          <table:table-cell office:value-type="date" office:date-value="2021-12-06T00:00:00" table:style-name="ce33">
            <text:p>0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93220" table:style-name="ce31">
            <text:p>4.093.220</text:p>
          </table:table-cell>
          <table:table-cell office:value-type="percentage" office:value="0.91194327496363448" table:style-name="ce32">
            <text:p>91,2%</text:p>
          </table:table-cell>
          <table:table-cell office:value-type="float" office:value="4029904" table:style-name="ce31">
            <text:p>4.029.904</text:p>
          </table:table-cell>
          <table:table-cell office:value-type="percentage" office:value="0.89783687452642436" table:style-name="ce32">
            <text:p>89,8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2468" table:style-name="ce31">
            <text:p>902.468</text:p>
          </table:table-cell>
          <table:table-cell office:value-type="percentage" office:value="0.94654182709502566" table:style-name="ce32">
            <text:p>94,7%</text:p>
          </table:table-cell>
          <table:table-cell office:value-type="float" office:value="888745" table:style-name="ce31">
            <text:p>888.745</text:p>
          </table:table-cell>
          <table:table-cell office:value-type="percentage" office:value="0.9321486369838804" table:style-name="ce32">
            <text:p>93,2%</text:p>
          </table:table-cell>
          <table:table-cell office:value-type="date" office:date-value="2021-12-06T00:00:00" table:style-name="ce33">
            <text:p>0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22822" table:style-name="ce31">
            <text:p>2.322.822</text:p>
          </table:table-cell>
          <table:table-cell office:value-type="percentage" office:value="0.94635357060937542" table:style-name="ce32">
            <text:p>94,6%</text:p>
          </table:table-cell>
          <table:table-cell office:value-type="float" office:value="2299382" table:style-name="ce31">
            <text:p>2.299.382</text:p>
          </table:table-cell>
          <table:table-cell office:value-type="percentage" office:value="0.93680375245926151" table:style-name="ce32">
            <text:p>93,7%</text:p>
          </table:table-cell>
          <table:table-cell office:value-type="date" office:date-value="2021-12-06T00:00:00" table:style-name="ce33">
            <text:p>0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2436" table:style-name="ce31">
            <text:p>262.436</text:p>
          </table:table-cell>
          <table:table-cell office:value-type="percentage" office:value="0.92416804592034374" table:style-name="ce32">
            <text:p>92,4%</text:p>
          </table:table-cell>
          <table:table-cell office:value-type="float" office:value="257586" table:style-name="ce31">
            <text:p>257.586</text:p>
          </table:table-cell>
          <table:table-cell office:value-type="percentage" office:value="0.90708877698348422" table:style-name="ce32">
            <text:p>90,7%</text:p>
          </table:table-cell>
          <table:table-cell office:value-type="date" office:date-value="2021-12-03T00:00:00" table:style-name="ce33">
            <text:p>03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24852" table:style-name="ce31">
            <text:p>5.424.852</text:p>
          </table:table-cell>
          <table:table-cell office:value-type="percentage" office:value="0.90747895135060808" table:style-name="ce32">
            <text:p>90,7%</text:p>
          </table:table-cell>
          <table:table-cell office:value-type="float" office:value="5299404" table:style-name="ce31">
            <text:p>5.299.404</text:p>
          </table:table-cell>
          <table:table-cell office:value-type="percentage" office:value="0.88649378539787216" table:style-name="ce32">
            <text:p>88,6%</text:p>
          </table:table-cell>
          <table:table-cell office:value-type="date" office:date-value="2021-12-06T00:00:00" table:style-name="ce33">
            <text:p>0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05401" table:style-name="ce31">
            <text:p>1.205.401</text:p>
          </table:table-cell>
          <table:table-cell office:value-type="percentage" office:value="0.92005721539045149" table:style-name="ce32">
            <text:p>92,0%</text:p>
          </table:table-cell>
          <table:table-cell office:value-type="float" office:value="1175541" table:style-name="ce31">
            <text:p>1.175.541</text:p>
          </table:table-cell>
          <table:table-cell office:value-type="percentage" office:value="0.89726570580023313" table:style-name="ce32">
            <text:p>89,7%</text:p>
          </table:table-cell>
          <table:table-cell office:value-type="date" office:date-value="2021-12-06T00:00:00" table:style-name="ce33">
            <text:p>06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3246" table:style-name="ce31">
            <text:p>533.246</text:p>
          </table:table-cell>
          <table:table-cell office:value-type="percentage" office:value="0.91724835470298649" table:style-name="ce32">
            <text:p>91,7%</text:p>
          </table:table-cell>
          <table:table-cell office:value-type="float" office:value="525167" table:style-name="ce31">
            <text:p>525.167</text:p>
          </table:table-cell>
          <table:table-cell office:value-type="percentage" office:value="0.90335148635770979" table:style-name="ce32">
            <text:p>90,3%</text:p>
          </table:table-cell>
          <table:table-cell office:value-type="date" office:date-value="2021-12-06T00:00:00" table:style-name="ce33">
            <text:p>06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28696" table:style-name="ce31">
            <text:p>1.828.696</text:p>
          </table:table-cell>
          <table:table-cell office:value-type="percentage" office:value="0.92174825587227049" table:style-name="ce32">
            <text:p>92,2%</text:p>
          </table:table-cell>
          <table:table-cell office:value-type="float" office:value="1794119" table:style-name="ce31">
            <text:p>1.794.119</text:p>
          </table:table-cell>
          <table:table-cell office:value-type="percentage" office:value="0.90431983176936026" table:style-name="ce32">
            <text:p>90,4%</text:p>
          </table:table-cell>
          <table:table-cell office:value-type="date" office:date-value="2021-12-06T00:00:00" table:style-name="ce33">
            <text:p>06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384" table:style-name="ce31">
            <text:p>63.384</text:p>
          </table:table-cell>
          <table:table-cell office:value-type="percentage" office:value="0.89317269076305217" table:style-name="ce32">
            <text:p>89,3%</text:p>
          </table:table-cell>
          <table:table-cell office:value-type="float" office:value="60797" table:style-name="ce31">
            <text:p>60.797</text:p>
          </table:table-cell>
          <table:table-cell office:value-type="percentage" office:value="0.85671810047206365" table:style-name="ce32">
            <text:p>85,7%</text:p>
          </table:table-cell>
          <table:table-cell office:value-type="date" office:date-value="2021-12-06T00:00:00" table:style-name="ce33">
            <text:p>06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0301" table:style-name="ce31">
            <text:p>60.301</text:p>
          </table:table-cell>
          <table:table-cell office:value-type="percentage" office:value="0.8501839919917662" table:style-name="ce32">
            <text:p>85,0%</text:p>
          </table:table-cell>
          <table:table-cell office:value-type="float" office:value="57830" table:style-name="ce31">
            <text:p>57.830</text:p>
          </table:table-cell>
          <table:table-cell office:value-type="percentage" office:value="0.81534535508339556" table:style-name="ce32">
            <text:p>81,5%</text:p>
          </table:table-cell>
          <table:table-cell office:value-type="date" office:date-value="2021-12-03T00:00:00" table:style-name="ce33">
            <text:p>03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48" table:style-name="ce31">
            <text:p>95.248</text:p>
          </table:table-cell>
          <table:table-cell office:value-type="string" table:style-name="ce32">
            <text:p>-</text:p>
          </table:table-cell>
          <table:table-cell office:value-type="float" office:value="89105" table:style-name="ce31">
            <text:p>89.105</text:p>
          </table:table-cell>
          <table:table-cell office:value-type="string" table:style-name="ce32">
            <text:p>-</text:p>
          </table:table-cell>
          <table:table-cell office:value-type="date" office:date-value="2021-11-29T00:00:00" table:style-name="ce33">
            <text:p>2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995" table:style-name="ce31">
            <text:p>5.995</text:p>
          </table:table-cell>
          <table:table-cell office:value-type="string" table:style-name="ce32">
            <text:p>-</text:p>
          </table:table-cell>
          <table:table-cell office:value-type="float" office:value="5688" table:style-name="ce31">
            <text:p>5.688</text:p>
          </table:table-cell>
          <table:table-cell office:value-type="string" table:style-name="ce32">
            <text:p>-</text:p>
          </table:table-cell>
          <table:table-cell office:value-type="date" office:date-value="2021-12-03T00:00:00" table:style-name="ce33">
            <text:p>03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447301" table:style-name="ce34">
            <text:p>38.447.301</text:p>
          </table:table-cell>
          <table:table-cell office:value-type="percentage" office:value="0.91280766656520218" table:style-name="ce24">
            <text:p>91,3%</text:p>
          </table:table-cell>
          <table:table-cell office:value-type="float" office:value="37677168" table:style-name="ce34">
            <text:p>37.677.168</text:p>
          </table:table-cell>
          <table:table-cell office:value-type="percentage" office:value="0.89452333220646896" table:style-name="ce24">
            <text:p>89,5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380" table:style-name="ce43">
            <text:p>434.380</text:p>
          </table:table-cell>
          <table:table-cell office:value-type="percentage" office:value="1" table:style-name="ce44">
            <text:p>100,0%</text:p>
          </table:table-cell>
          <table:table-cell office:value-type="float" office:value="654701" table:style-name="ce43">
            <text:p>654.701</text:p>
          </table:table-cell>
          <table:table-cell office:value-type="percentage" office:value="1" table:style-name="ce44">
            <text:p>100,0%</text:p>
          </table:table-cell>
          <table:table-cell office:value-type="float" office:value="932157" table:style-name="ce43">
            <text:p>932.157</text:p>
          </table:table-cell>
          <table:table-cell office:value-type="percentage" office:value="1" table:style-name="ce44">
            <text:p>100,0%</text:p>
          </table:table-cell>
          <table:table-cell office:value-type="float" office:value="1220384" table:style-name="ce43">
            <text:p>1.220.384</text:p>
          </table:table-cell>
          <table:table-cell office:value-type="percentage" office:value="0.96471441976062056" table:style-name="ce44">
            <text:p>96,5%</text:p>
          </table:table-cell>
          <table:table-cell office:value-type="float" office:value="1259649" table:style-name="ce43">
            <text:p>1.259.649</text:p>
          </table:table-cell>
          <table:table-cell office:value-type="percentage" office:value="0.90941900811052379" table:style-name="ce44">
            <text:p>90,9%</text:p>
          </table:table-cell>
          <table:table-cell office:value-type="float" office:value="942348" table:style-name="ce43">
            <text:p>942.348</text:p>
          </table:table-cell>
          <table:table-cell office:value-type="percentage" office:value="0.82646373453474209" table:style-name="ce44">
            <text:p>82,6%</text:p>
          </table:table-cell>
          <table:table-cell office:value-type="float" office:value="780598" table:style-name="ce43">
            <text:p>780.598</text:p>
          </table:table-cell>
          <table:table-cell office:value-type="percentage" office:value="0.84055296164846149" table:style-name="ce44">
            <text:p>84,1%</text:p>
          </table:table-cell>
          <table:table-cell office:value-type="float" office:value="682770" table:style-name="ce43">
            <text:p>682.770</text:p>
          </table:table-cell>
          <table:table-cell office:value-type="percentage" office:value="0.90684506851443802" table:style-name="ce44">
            <text:p>90,7%</text:p>
          </table:table-cell>
          <table:table-cell office:value-type="float" office:value="6906987" table:style-name="ce43">
            <text:p>6.906.987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686663602601993" table:style-name="ce44">
            <text:p>92,7%</text:p>
          </table:table-cell>
          <table:table-cell office:value-type="percentage" office:value="0.81600326354663066" table:style-name="ce44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475" table:style-name="ce46">
            <text:p>101.475</text:p>
          </table:table-cell>
          <table:table-cell office:value-type="percentage" office:value="1" table:style-name="ce47">
            <text:p>100,0%</text:p>
          </table:table-cell>
          <table:table-cell office:value-type="float" office:value="119504" table:style-name="ce46">
            <text:p>119.504</text:p>
          </table:table-cell>
          <table:table-cell office:value-type="percentage" office:value="1" table:style-name="ce47">
            <text:p>100,0%</text:p>
          </table:table-cell>
          <table:table-cell office:value-type="float" office:value="155024" table:style-name="ce46">
            <text:p>155.024</text:p>
          </table:table-cell>
          <table:table-cell office:value-type="percentage" office:value="0.99141123127002495" table:style-name="ce47">
            <text:p>99,1%</text:p>
          </table:table-cell>
          <table:table-cell office:value-type="float" office:value="186858" table:style-name="ce46">
            <text:p>186.858</text:p>
          </table:table-cell>
          <table:table-cell office:value-type="percentage" office:value="0.94246113806704124" table:style-name="ce47">
            <text:p>94,2%</text:p>
          </table:table-cell>
          <table:table-cell office:value-type="float" office:value="189387" table:style-name="ce46">
            <text:p>189.387</text:p>
          </table:table-cell>
          <table:table-cell office:value-type="percentage" office:value="0.88110336228674579" table:style-name="ce47">
            <text:p>88,1%</text:p>
          </table:table-cell>
          <table:table-cell office:value-type="float" office:value="127881" table:style-name="ce46">
            <text:p>127.881</text:p>
          </table:table-cell>
          <table:table-cell office:value-type="percentage" office:value="0.77840473320915959" table:style-name="ce47">
            <text:p>77,8%</text:p>
          </table:table-cell>
          <table:table-cell office:value-type="float" office:value="106262" table:style-name="ce46">
            <text:p>106.262</text:p>
          </table:table-cell>
          <table:table-cell office:value-type="percentage" office:value="0.81488638890806053" table:style-name="ce47">
            <text:p>81,5%</text:p>
          </table:table-cell>
          <table:table-cell office:value-type="float" office:value="89808" table:style-name="ce46">
            <text:p>89.808</text:p>
          </table:table-cell>
          <table:table-cell office:value-type="percentage" office:value="0.87100059160694021" table:style-name="ce47">
            <text:p>87,1%</text:p>
          </table:table-cell>
          <table:table-cell office:value-type="float" office:value="1076199" table:style-name="ce46">
            <text:p>1.076.199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808212404673228" table:style-name="ce47">
            <text:p>90,8%</text:p>
          </table:table-cell>
          <table:table-cell office:value-type="percentage" office:value="0.8095428658686572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23" table:style-name="ce46">
            <text:p>89.023</text:p>
          </table:table-cell>
          <table:table-cell office:value-type="percentage" office:value="1" table:style-name="ce47">
            <text:p>100,0%</text:p>
          </table:table-cell>
          <table:table-cell office:value-type="float" office:value="114433" table:style-name="ce46">
            <text:p>114.433</text:p>
          </table:table-cell>
          <table:table-cell office:value-type="percentage" office:value="1" table:style-name="ce47">
            <text:p>100,0%</text:p>
          </table:table-cell>
          <table:table-cell office:value-type="float" office:value="148376" table:style-name="ce46">
            <text:p>148.376</text:p>
          </table:table-cell>
          <table:table-cell office:value-type="percentage" office:value="0.99147355197391285" table:style-name="ce47">
            <text:p>99,1%</text:p>
          </table:table-cell>
          <table:table-cell office:value-type="float" office:value="153439" table:style-name="ce46">
            <text:p>153.439</text:p>
          </table:table-cell>
          <table:table-cell office:value-type="percentage" office:value="0.94339819853054196" table:style-name="ce47">
            <text:p>94,3%</text:p>
          </table:table-cell>
          <table:table-cell office:value-type="float" office:value="151099" table:style-name="ce46">
            <text:p>151.099</text:p>
          </table:table-cell>
          <table:table-cell office:value-type="percentage" office:value="0.90482235782338183" table:style-name="ce47">
            <text:p>90,5%</text:p>
          </table:table-cell>
          <table:table-cell office:value-type="float" office:value="91432" table:style-name="ce46">
            <text:p>91.432</text:p>
          </table:table-cell>
          <table:table-cell office:value-type="percentage" office:value="0.79887462756987704" table:style-name="ce47">
            <text:p>79,9%</text:p>
          </table:table-cell>
          <table:table-cell office:value-type="float" office:value="67068" table:style-name="ce46">
            <text:p>67.068</text:p>
          </table:table-cell>
          <table:table-cell office:value-type="percentage" office:value="0.84777085361074944" table:style-name="ce47">
            <text:p>84,8%</text:p>
          </table:table-cell>
          <table:table-cell office:value-type="float" office:value="60857" table:style-name="ce46">
            <text:p>60.857</text:p>
          </table:table-cell>
          <table:table-cell office:value-type="percentage" office:value="0.95089062499999999" table:style-name="ce47">
            <text:p>95,1%</text:p>
          </table:table-cell>
          <table:table-cell office:value-type="float" office:value="875727" table:style-name="ce46">
            <text:p>875.727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768249552695238" table:style-name="ce47">
            <text:p>93,8%</text:p>
          </table:table-cell>
          <table:table-cell office:value-type="percentage" office:value="0.85958063730879164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644" table:style-name="ce46">
            <text:p>51.644</text:p>
          </table:table-cell>
          <table:table-cell office:value-type="percentage" office:value="1" table:style-name="ce47">
            <text:p>100,0%</text:p>
          </table:table-cell>
          <table:table-cell office:value-type="float" office:value="79550" table:style-name="ce46">
            <text:p>79.550</text:p>
          </table:table-cell>
          <table:table-cell office:value-type="percentage" office:value="0.98800238461920609" table:style-name="ce47">
            <text:p>98,8%</text:p>
          </table:table-cell>
          <table:table-cell office:value-type="float" office:value="111146" table:style-name="ce46">
            <text:p>111.146</text:p>
          </table:table-cell>
          <table:table-cell office:value-type="percentage" office:value="0.94809393419829224" table:style-name="ce47">
            <text:p>94,8%</text:p>
          </table:table-cell>
          <table:table-cell office:value-type="float" office:value="151762" table:style-name="ce46">
            <text:p>151.762</text:p>
          </table:table-cell>
          <table:table-cell office:value-type="percentage" office:value="0.91534828736346252" table:style-name="ce47">
            <text:p>91,5%</text:p>
          </table:table-cell>
          <table:table-cell office:value-type="float" office:value="170568" table:style-name="ce46">
            <text:p>170.568</text:p>
          </table:table-cell>
          <table:table-cell office:value-type="percentage" office:value="0.82730923694779113" table:style-name="ce47">
            <text:p>82,7%</text:p>
          </table:table-cell>
          <table:table-cell office:value-type="float" office:value="130842" table:style-name="ce46">
            <text:p>130.842</text:p>
          </table:table-cell>
          <table:table-cell office:value-type="percentage" office:value="0.71817418366842856" table:style-name="ce47">
            <text:p>71,8%</text:p>
          </table:table-cell>
          <table:table-cell office:value-type="float" office:value="100503" table:style-name="ce46">
            <text:p>100.503</text:p>
          </table:table-cell>
          <table:table-cell office:value-type="percentage" office:value="0.72858882718823859" table:style-name="ce47">
            <text:p>72,9%</text:p>
          </table:table-cell>
          <table:table-cell office:value-type="float" office:value="77420" table:style-name="ce46">
            <text:p>77.420</text:p>
          </table:table-cell>
          <table:table-cell office:value-type="percentage" office:value="0.81085043988269789" table:style-name="ce47">
            <text:p>81,1%</text:p>
          </table:table-cell>
          <table:table-cell office:value-type="float" office:value="873435" table:style-name="ce46">
            <text:p>873.435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4400700766378678" table:style-name="ce47">
            <text:p>84,4%</text:p>
          </table:table-cell>
          <table:table-cell office:value-type="percentage" office:value="0.74554241713705771" table:style-name="ce47">
            <text:p>7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574" table:style-name="ce46">
            <text:p>93.574</text:p>
          </table:table-cell>
          <table:table-cell office:value-type="percentage" office:value="1" table:style-name="ce47">
            <text:p>100,0%</text:p>
          </table:table-cell>
          <table:table-cell office:value-type="float" office:value="152683" table:style-name="ce46">
            <text:p>152.683</text:p>
          </table:table-cell>
          <table:table-cell office:value-type="percentage" office:value="0.98804123444486869" table:style-name="ce47">
            <text:p>98,8%</text:p>
          </table:table-cell>
          <table:table-cell office:value-type="float" office:value="225801" table:style-name="ce46">
            <text:p>225.801</text:p>
          </table:table-cell>
          <table:table-cell office:value-type="percentage" office:value="0.96047930172017759" table:style-name="ce47">
            <text:p>96,0%</text:p>
          </table:table-cell>
          <table:table-cell office:value-type="float" office:value="322341" table:style-name="ce46">
            <text:p>322.341</text:p>
          </table:table-cell>
          <table:table-cell office:value-type="percentage" office:value="0.91962899986305746" table:style-name="ce47">
            <text:p>92,0%</text:p>
          </table:table-cell>
          <table:table-cell office:value-type="float" office:value="320234" table:style-name="ce46">
            <text:p>320.234</text:p>
          </table:table-cell>
          <table:table-cell office:value-type="percentage" office:value="0.82550705808354219" table:style-name="ce47">
            <text:p>82,6%</text:p>
          </table:table-cell>
          <table:table-cell office:value-type="float" office:value="232761" table:style-name="ce46">
            <text:p>232.761</text:p>
          </table:table-cell>
          <table:table-cell office:value-type="percentage" office:value="0.74858651675275134" table:style-name="ce47">
            <text:p>74,9%</text:p>
          </table:table-cell>
          <table:table-cell office:value-type="float" office:value="192028" table:style-name="ce46">
            <text:p>192.028</text:p>
          </table:table-cell>
          <table:table-cell office:value-type="percentage" office:value="0.76277865166754055" table:style-name="ce47">
            <text:p>76,3%</text:p>
          </table:table-cell>
          <table:table-cell office:value-type="float" office:value="157516" table:style-name="ce46">
            <text:p>157.516</text:p>
          </table:table-cell>
          <table:table-cell office:value-type="percentage" office:value="0.87607690895843648" table:style-name="ce47">
            <text:p>87,6%</text:p>
          </table:table-cell>
          <table:table-cell office:value-type="float" office:value="1696938" table:style-name="ce46">
            <text:p>1.696.938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6544293222982349" table:style-name="ce47">
            <text:p>86,5%</text:p>
          </table:table-cell>
          <table:table-cell office:value-type="percentage" office:value="0.77986003367721346" table:style-name="ce47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473" table:style-name="ce46">
            <text:p>42.473</text:p>
          </table:table-cell>
          <table:table-cell office:value-type="percentage" office:value="1" table:style-name="ce47">
            <text:p>100,0%</text:p>
          </table:table-cell>
          <table:table-cell office:value-type="float" office:value="56060" table:style-name="ce46">
            <text:p>56.060</text:p>
          </table:table-cell>
          <table:table-cell office:value-type="percentage" office:value="1" table:style-name="ce47">
            <text:p>100,0%</text:p>
          </table:table-cell>
          <table:table-cell office:value-type="float" office:value="76875" table:style-name="ce46">
            <text:p>76.875</text:p>
          </table:table-cell>
          <table:table-cell office:value-type="percentage" office:value="0.99392333053203186" table:style-name="ce47">
            <text:p>99,4%</text:p>
          </table:table-cell>
          <table:table-cell office:value-type="float" office:value="84610" table:style-name="ce46">
            <text:p>84.610</text:p>
          </table:table-cell>
          <table:table-cell office:value-type="percentage" office:value="0.94048730603352448" table:style-name="ce47">
            <text:p>94,0%</text:p>
          </table:table-cell>
          <table:table-cell office:value-type="float" office:value="88526" table:style-name="ce46">
            <text:p>88.526</text:p>
          </table:table-cell>
          <table:table-cell office:value-type="percentage" office:value="0.90546083114279574" table:style-name="ce47">
            <text:p>90,5%</text:p>
          </table:table-cell>
          <table:table-cell office:value-type="float" office:value="55415" table:style-name="ce46">
            <text:p>55.415</text:p>
          </table:table-cell>
          <table:table-cell office:value-type="percentage" office:value="0.78632951626864189" table:style-name="ce47">
            <text:p>78,6%</text:p>
          </table:table-cell>
          <table:table-cell office:value-type="float" office:value="41988" table:style-name="ce46">
            <text:p>41.988</text:p>
          </table:table-cell>
          <table:table-cell office:value-type="percentage" office:value="0.83136323136323131" table:style-name="ce47">
            <text:p>83,1%</text:p>
          </table:table-cell>
          <table:table-cell office:value-type="float" office:value="40452" table:style-name="ce46">
            <text:p>40.452</text:p>
          </table:table-cell>
          <table:table-cell office:value-type="percentage" office:value="0.92013738825830815" table:style-name="ce47">
            <text:p>92,0%</text:p>
          </table:table-cell>
          <table:table-cell office:value-type="float" office:value="486399" table:style-name="ce46">
            <text:p>486.399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801744615331783" table:style-name="ce47">
            <text:p>92,8%</text:p>
          </table:table-cell>
          <table:table-cell office:value-type="percentage" office:value="0.83443957420162806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716" table:style-name="ce46">
            <text:p>229.716</text:p>
          </table:table-cell>
          <table:table-cell office:value-type="percentage" office:value="1" table:style-name="ce47">
            <text:p>100,0%</text:p>
          </table:table-cell>
          <table:table-cell office:value-type="float" office:value="251755" table:style-name="ce46">
            <text:p>251.755</text:p>
          </table:table-cell>
          <table:table-cell office:value-type="percentage" office:value="1" table:style-name="ce47">
            <text:p>100,0%</text:p>
          </table:table-cell>
          <table:table-cell office:value-type="float" office:value="322270" table:style-name="ce46">
            <text:p>322.270</text:p>
          </table:table-cell>
          <table:table-cell office:value-type="percentage" office:value="1" table:style-name="ce47">
            <text:p>100,0%</text:p>
          </table:table-cell>
          <table:table-cell office:value-type="float" office:value="354420" table:style-name="ce46">
            <text:p>354.420</text:p>
          </table:table-cell>
          <table:table-cell office:value-type="percentage" office:value="0.92980914278218663" table:style-name="ce47">
            <text:p>93,0%</text:p>
          </table:table-cell>
          <table:table-cell office:value-type="float" office:value="322489" table:style-name="ce46">
            <text:p>322.489</text:p>
          </table:table-cell>
          <table:table-cell office:value-type="percentage" office:value="0.88765362436520279" table:style-name="ce47">
            <text:p>88,8%</text:p>
          </table:table-cell>
          <table:table-cell office:value-type="float" office:value="214888" table:style-name="ce46">
            <text:p>214.888</text:p>
          </table:table-cell>
          <table:table-cell office:value-type="percentage" office:value="0.80247065721124944" table:style-name="ce47">
            <text:p>80,2%</text:p>
          </table:table-cell>
          <table:table-cell office:value-type="float" office:value="176132" table:style-name="ce46">
            <text:p>176.132</text:p>
          </table:table-cell>
          <table:table-cell office:value-type="percentage" office:value="0.83472507890770875" table:style-name="ce47">
            <text:p>83,5%</text:p>
          </table:table-cell>
          <table:table-cell office:value-type="float" office:value="147274" table:style-name="ce46">
            <text:p>147.274</text:p>
          </table:table-cell>
          <table:table-cell office:value-type="percentage" office:value="0.8907234701406781" table:style-name="ce47">
            <text:p>89,1%</text:p>
          </table:table-cell>
          <table:table-cell office:value-type="float" office:value="2018944" table:style-name="ce46">
            <text:p>2.018.944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771566541206374" table:style-name="ce47">
            <text:p>92,8%</text:p>
          </table:table-cell>
          <table:table-cell office:value-type="percentage" office:value="0.84301174403466006" table:style-name="ce47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769" table:style-name="ce46">
            <text:p>138.769</text:p>
          </table:table-cell>
          <table:table-cell office:value-type="percentage" office:value="1" table:style-name="ce47">
            <text:p>100,0%</text:p>
          </table:table-cell>
          <table:table-cell office:value-type="float" office:value="159068" table:style-name="ce46">
            <text:p>159.068</text:p>
          </table:table-cell>
          <table:table-cell office:value-type="percentage" office:value="0.99979258458463494" table:style-name="ce47">
            <text:p>100,0%</text:p>
          </table:table-cell>
          <table:table-cell office:value-type="float" office:value="223821" table:style-name="ce46">
            <text:p>223.821</text:p>
          </table:table-cell>
          <table:table-cell office:value-type="percentage" office:value="1" table:style-name="ce47">
            <text:p>100,0%</text:p>
          </table:table-cell>
          <table:table-cell office:value-type="float" office:value="287496" table:style-name="ce46">
            <text:p>287.496</text:p>
          </table:table-cell>
          <table:table-cell office:value-type="percentage" office:value="0.93501323671937508" table:style-name="ce47">
            <text:p>93,5%</text:p>
          </table:table-cell>
          <table:table-cell office:value-type="float" office:value="288765" table:style-name="ce46">
            <text:p>288.765</text:p>
          </table:table-cell>
          <table:table-cell office:value-type="percentage" office:value="0.87344414028825945" table:style-name="ce47">
            <text:p>87,3%</text:p>
          </table:table-cell>
          <table:table-cell office:value-type="float" office:value="207904" table:style-name="ce46">
            <text:p>207.904</text:p>
          </table:table-cell>
          <table:table-cell office:value-type="percentage" office:value="0.78188498726969813" table:style-name="ce47">
            <text:p>78,2%</text:p>
          </table:table-cell>
          <table:table-cell office:value-type="float" office:value="175604" table:style-name="ce46">
            <text:p>175.604</text:p>
          </table:table-cell>
          <table:table-cell office:value-type="percentage" office:value="0.80519420970337796" table:style-name="ce47">
            <text:p>80,5%</text:p>
          </table:table-cell>
          <table:table-cell office:value-type="float" office:value="152379" table:style-name="ce46">
            <text:p>152.379</text:p>
          </table:table-cell>
          <table:table-cell office:value-type="percentage" office:value="0.87588232589152282" table:style-name="ce47">
            <text:p>87,6%</text:p>
          </table:table-cell>
          <table:table-cell office:value-type="float" office:value="1633806" table:style-name="ce46">
            <text:p>1.633.806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0326208104450278" table:style-name="ce47">
            <text:p>90,3%</text:p>
          </table:table-cell>
          <table:table-cell office:value-type="percentage" office:value="0.79884080986846895" table:style-name="ce47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638" table:style-name="ce46">
            <text:p>459.638</text:p>
          </table:table-cell>
          <table:table-cell office:value-type="percentage" office:value="1" table:style-name="ce47">
            <text:p>100,0%</text:p>
          </table:table-cell>
          <table:table-cell office:value-type="float" office:value="619742" table:style-name="ce46">
            <text:p>619.742</text:p>
          </table:table-cell>
          <table:table-cell office:value-type="percentage" office:value="0.97552306655836996" table:style-name="ce47">
            <text:p>97,6%</text:p>
          </table:table-cell>
          <table:table-cell office:value-type="float" office:value="803664" table:style-name="ce46">
            <text:p>803.664</text:p>
          </table:table-cell>
          <table:table-cell office:value-type="percentage" office:value="0.95950256929454236" table:style-name="ce47">
            <text:p>96,0%</text:p>
          </table:table-cell>
          <table:table-cell office:value-type="float" office:value="1033436" table:style-name="ce46">
            <text:p>1.033.436</text:p>
          </table:table-cell>
          <table:table-cell office:value-type="percentage" office:value="0.94656066240451375" table:style-name="ce47">
            <text:p>94,7%</text:p>
          </table:table-cell>
          <table:table-cell office:value-type="float" office:value="1144495" table:style-name="ce46">
            <text:p>1.144.495</text:p>
          </table:table-cell>
          <table:table-cell office:value-type="percentage" office:value="0.86917839689236043" table:style-name="ce47">
            <text:p>86,9%</text:p>
          </table:table-cell>
          <table:table-cell office:value-type="float" office:value="802176" table:style-name="ce46">
            <text:p>802.176</text:p>
          </table:table-cell>
          <table:table-cell office:value-type="percentage" office:value="0.76788825369596769" table:style-name="ce47">
            <text:p>76,8%</text:p>
          </table:table-cell>
          <table:table-cell office:value-type="float" office:value="665684" table:style-name="ce46">
            <text:p>665.684</text:p>
          </table:table-cell>
          <table:table-cell office:value-type="percentage" office:value="0.79348698051696498" table:style-name="ce47">
            <text:p>79,3%</text:p>
          </table:table-cell>
          <table:table-cell office:value-type="float" office:value="551962" table:style-name="ce46">
            <text:p>551.962</text:p>
          </table:table-cell>
          <table:table-cell office:value-type="percentage" office:value="0.84119262503695713" table:style-name="ce47">
            <text:p>84,1%</text:p>
          </table:table-cell>
          <table:table-cell office:value-type="float" office:value="6080797" table:style-name="ce46">
            <text:p>6.080.797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8533463592473316" table:style-name="ce47">
            <text:p>88,5%</text:p>
          </table:table-cell>
          <table:table-cell office:value-type="percentage" office:value="0.78154532645098074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561" table:style-name="ce46">
            <text:p>297.561</text:p>
          </table:table-cell>
          <table:table-cell office:value-type="percentage" office:value="1" table:style-name="ce47">
            <text:p>100,0%</text:p>
          </table:table-cell>
          <table:table-cell office:value-type="float" office:value="434964" table:style-name="ce46">
            <text:p>434.964</text:p>
          </table:table-cell>
          <table:table-cell office:value-type="percentage" office:value="0.99338147635556406" table:style-name="ce47">
            <text:p>99,3%</text:p>
          </table:table-cell>
          <table:table-cell office:value-type="float" office:value="571119" table:style-name="ce46">
            <text:p>571.119</text:p>
          </table:table-cell>
          <table:table-cell office:value-type="percentage" office:value="0.98345352729677238" table:style-name="ce47">
            <text:p>98,3%</text:p>
          </table:table-cell>
          <table:table-cell office:value-type="float" office:value="716145" table:style-name="ce46">
            <text:p>716.145</text:p>
          </table:table-cell>
          <table:table-cell office:value-type="percentage" office:value="0.95189769437510463" table:style-name="ce47">
            <text:p>95,2%</text:p>
          </table:table-cell>
          <table:table-cell office:value-type="float" office:value="755017" table:style-name="ce46">
            <text:p>755.017</text:p>
          </table:table-cell>
          <table:table-cell office:value-type="percentage" office:value="0.88659891872595664" table:style-name="ce47">
            <text:p>88,7%</text:p>
          </table:table-cell>
          <table:table-cell office:value-type="float" office:value="513288" table:style-name="ce46">
            <text:p>513.288</text:p>
          </table:table-cell>
          <table:table-cell office:value-type="percentage" office:value="0.79118439975399191" table:style-name="ce47">
            <text:p>79,1%</text:p>
          </table:table-cell>
          <table:table-cell office:value-type="float" office:value="428850" table:style-name="ce46">
            <text:p>428.850</text:p>
          </table:table-cell>
          <table:table-cell office:value-type="percentage" office:value="0.83090175654781973" table:style-name="ce47">
            <text:p>83,1%</text:p>
          </table:table-cell>
          <table:table-cell office:value-type="float" office:value="376276" table:style-name="ce46">
            <text:p>376.276</text:p>
          </table:table-cell>
          <table:table-cell office:value-type="percentage" office:value="0.88633338908112713" table:style-name="ce47">
            <text:p>88,6%</text:p>
          </table:table-cell>
          <table:table-cell office:value-type="float" office:value="4093220" table:style-name="ce46">
            <text:p>4.093.22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194327496363448" table:style-name="ce47">
            <text:p>91,2%</text:p>
          </table:table-cell>
          <table:table-cell office:value-type="percentage" office:value="0.80936015342413314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28" table:style-name="ce46">
            <text:p>78.328</text:p>
          </table:table-cell>
          <table:table-cell office:value-type="percentage" office:value="1" table:style-name="ce47">
            <text:p>100,0%</text:p>
          </table:table-cell>
          <table:table-cell office:value-type="float" office:value="96024" table:style-name="ce46">
            <text:p>96.024</text:p>
          </table:table-cell>
          <table:table-cell office:value-type="percentage" office:value="1" table:style-name="ce47">
            <text:p>100,0%</text:p>
          </table:table-cell>
          <table:table-cell office:value-type="float" office:value="133068" table:style-name="ce46">
            <text:p>133.068</text:p>
          </table:table-cell>
          <table:table-cell office:value-type="percentage" office:value="1" table:style-name="ce47">
            <text:p>100,0%</text:p>
          </table:table-cell>
          <table:table-cell office:value-type="float" office:value="161808" table:style-name="ce46">
            <text:p>161.808</text:p>
          </table:table-cell>
          <table:table-cell office:value-type="percentage" office:value="0.95622163388804837" table:style-name="ce47">
            <text:p>95,6%</text:p>
          </table:table-cell>
          <table:table-cell office:value-type="float" office:value="146666" table:style-name="ce46">
            <text:p>146.666</text:p>
          </table:table-cell>
          <table:table-cell office:value-type="percentage" office:value="0.91957064215581774" table:style-name="ce47">
            <text:p>92,0%</text:p>
          </table:table-cell>
          <table:table-cell office:value-type="float" office:value="113777" table:style-name="ce46">
            <text:p>113.777</text:p>
          </table:table-cell>
          <table:table-cell office:value-type="percentage" office:value="0.85239625708913014" table:style-name="ce47">
            <text:p>85,2%</text:p>
          </table:table-cell>
          <table:table-cell office:value-type="float" office:value="94319" table:style-name="ce46">
            <text:p>94.319</text:p>
          </table:table-cell>
          <table:table-cell office:value-type="percentage" office:value="0.83232439110483591" table:style-name="ce47">
            <text:p>83,2%</text:p>
          </table:table-cell>
          <table:table-cell office:value-type="float" office:value="78478" table:style-name="ce46">
            <text:p>78.478</text:p>
          </table:table-cell>
          <table:table-cell office:value-type="percentage" office:value="0.9259941002949853" table:style-name="ce47">
            <text:p>92,6%</text:p>
          </table:table-cell>
          <table:table-cell office:value-type="float" office:value="902468" table:style-name="ce46">
            <text:p>902.468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654182709502566" table:style-name="ce47">
            <text:p>94,7%</text:p>
          </table:table-cell>
          <table:table-cell office:value-type="percentage" office:value="0.84819457380588292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612" table:style-name="ce46">
            <text:p>242.612</text:p>
          </table:table-cell>
          <table:table-cell office:value-type="percentage" office:value="1" table:style-name="ce47">
            <text:p>100,0%</text:p>
          </table:table-cell>
          <table:table-cell office:value-type="float" office:value="291690" table:style-name="ce46">
            <text:p>291.690</text:p>
          </table:table-cell>
          <table:table-cell office:value-type="percentage" office:value="1" table:style-name="ce47">
            <text:p>100,0%</text:p>
          </table:table-cell>
          <table:table-cell office:value-type="float" office:value="347049" table:style-name="ce46">
            <text:p>347.049</text:p>
          </table:table-cell>
          <table:table-cell office:value-type="percentage" office:value="1" table:style-name="ce47">
            <text:p>100,0%</text:p>
          </table:table-cell>
          <table:table-cell office:value-type="float" office:value="392208" table:style-name="ce46">
            <text:p>392.208</text:p>
          </table:table-cell>
          <table:table-cell office:value-type="percentage" office:value="0.96629374040686" table:style-name="ce47">
            <text:p>96,6%</text:p>
          </table:table-cell>
          <table:table-cell office:value-type="float" office:value="410061" table:style-name="ce46">
            <text:p>410.061</text:p>
          </table:table-cell>
          <table:table-cell office:value-type="percentage" office:value="0.92518405039472407" table:style-name="ce47">
            <text:p>92,5%</text:p>
          </table:table-cell>
          <table:table-cell office:value-type="float" office:value="266048" table:style-name="ce46">
            <text:p>266.048</text:p>
          </table:table-cell>
          <table:table-cell office:value-type="percentage" office:value="0.82263889576015437" table:style-name="ce47">
            <text:p>82,3%</text:p>
          </table:table-cell>
          <table:table-cell office:value-type="float" office:value="201368" table:style-name="ce46">
            <text:p>201.368</text:p>
          </table:table-cell>
          <table:table-cell office:value-type="percentage" office:value="0.87179464977638854" table:style-name="ce47">
            <text:p>87,2%</text:p>
          </table:table-cell>
          <table:table-cell office:value-type="float" office:value="171786" table:style-name="ce46">
            <text:p>171.786</text:p>
          </table:table-cell>
          <table:table-cell office:value-type="percentage" office:value="0.95432955385068363" table:style-name="ce47">
            <text:p>95,4%</text:p>
          </table:table-cell>
          <table:table-cell office:value-type="float" office:value="2322822" table:style-name="ce46">
            <text:p>2.322.822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635357060937542" table:style-name="ce47">
            <text:p>94,6%</text:p>
          </table:table-cell>
          <table:table-cell office:value-type="percentage" office:value="0.85972524436314945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01" table:style-name="ce46">
            <text:p>23.401</text:p>
          </table:table-cell>
          <table:table-cell office:value-type="percentage" office:value="1" table:style-name="ce47">
            <text:p>100,0%</text:p>
          </table:table-cell>
          <table:table-cell office:value-type="float" office:value="28702" table:style-name="ce46">
            <text:p>28.702</text:p>
          </table:table-cell>
          <table:table-cell office:value-type="percentage" office:value="1" table:style-name="ce47">
            <text:p>100,0%</text:p>
          </table:table-cell>
          <table:table-cell office:value-type="float" office:value="38153" table:style-name="ce46">
            <text:p>38.153</text:p>
          </table:table-cell>
          <table:table-cell office:value-type="percentage" office:value="1" table:style-name="ce47">
            <text:p>100,0%</text:p>
          </table:table-cell>
          <table:table-cell office:value-type="float" office:value="45556" table:style-name="ce46">
            <text:p>45.556</text:p>
          </table:table-cell>
          <table:table-cell office:value-type="percentage" office:value="0.95577374958039607" table:style-name="ce47">
            <text:p>95,6%</text:p>
          </table:table-cell>
          <table:table-cell office:value-type="float" office:value="47837" table:style-name="ce46">
            <text:p>47.837</text:p>
          </table:table-cell>
          <table:table-cell office:value-type="percentage" office:value="0.90348839405443182" table:style-name="ce47">
            <text:p>90,3%</text:p>
          </table:table-cell>
          <table:table-cell office:value-type="float" office:value="31649" table:style-name="ce46">
            <text:p>31.649</text:p>
          </table:table-cell>
          <table:table-cell office:value-type="percentage" office:value="0.80492891477402784" table:style-name="ce47">
            <text:p>80,5%</text:p>
          </table:table-cell>
          <table:table-cell office:value-type="float" office:value="24637" table:style-name="ce46">
            <text:p>24.637</text:p>
          </table:table-cell>
          <table:table-cell office:value-type="percentage" office:value="0.80888436535557162" table:style-name="ce47">
            <text:p>80,9%</text:p>
          </table:table-cell>
          <table:table-cell office:value-type="float" office:value="22501" table:style-name="ce46">
            <text:p>22.501</text:p>
          </table:table-cell>
          <table:table-cell office:value-type="percentage" office:value="0.88128622904590315" table:style-name="ce47">
            <text:p>88,1%</text:p>
          </table:table-cell>
          <table:table-cell office:value-type="float" office:value="262436" table:style-name="ce46">
            <text:p>262.436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2416804592034374" table:style-name="ce47">
            <text:p>92,4%</text:p>
          </table:table-cell>
          <table:table-cell office:value-type="percentage" office:value="0.82033296448420512" table:style-name="ce47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840" table:style-name="ce46">
            <text:p>374.840</text:p>
          </table:table-cell>
          <table:table-cell office:value-type="percentage" office:value="1" table:style-name="ce47">
            <text:p>100,0%</text:p>
          </table:table-cell>
          <table:table-cell office:value-type="float" office:value="512403" table:style-name="ce46">
            <text:p>512.403</text:p>
          </table:table-cell>
          <table:table-cell office:value-type="percentage" office:value="0.97400020148988464" table:style-name="ce47">
            <text:p>97,4%</text:p>
          </table:table-cell>
          <table:table-cell office:value-type="float" office:value="691982" table:style-name="ce46">
            <text:p>691.982</text:p>
          </table:table-cell>
          <table:table-cell office:value-type="percentage" office:value="0.98387511854439569" table:style-name="ce47">
            <text:p>98,4%</text:p>
          </table:table-cell>
          <table:table-cell office:value-type="float" office:value="947023" table:style-name="ce46">
            <text:p>947.023</text:p>
          </table:table-cell>
          <table:table-cell office:value-type="percentage" office:value="0.97351927408270911" table:style-name="ce47">
            <text:p>97,4%</text:p>
          </table:table-cell>
          <table:table-cell office:value-type="float" office:value="1044475" table:style-name="ce46">
            <text:p>1.044.475</text:p>
          </table:table-cell>
          <table:table-cell office:value-type="percentage" office:value="0.89579843752546162" table:style-name="ce47">
            <text:p>89,6%</text:p>
          </table:table-cell>
          <table:table-cell office:value-type="float" office:value="766226" table:style-name="ce46">
            <text:p>766.226</text:p>
          </table:table-cell>
          <table:table-cell office:value-type="percentage" office:value="0.80685944147255806" table:style-name="ce47">
            <text:p>80,7%</text:p>
          </table:table-cell>
          <table:table-cell office:value-type="float" office:value="619473" table:style-name="ce46">
            <text:p>619.473</text:p>
          </table:table-cell>
          <table:table-cell office:value-type="percentage" office:value="0.83433516280009423" table:style-name="ce47">
            <text:p>83,4%</text:p>
          </table:table-cell>
          <table:table-cell office:value-type="float" office:value="468430" table:style-name="ce46">
            <text:p>468.430</text:p>
          </table:table-cell>
          <table:table-cell office:value-type="percentage" office:value="0.84624111630192467" table:style-name="ce47">
            <text:p>84,6%</text:p>
          </table:table-cell>
          <table:table-cell office:value-type="float" office:value="5424852" table:style-name="ce46">
            <text:p>5.424.852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747895135060808" table:style-name="ce47">
            <text:p>90,7%</text:p>
          </table:table-cell>
          <table:table-cell office:value-type="percentage" office:value="0.80013888135025235" table:style-name="ce47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084" table:style-name="ce46">
            <text:p>74.084</text:p>
          </table:table-cell>
          <table:table-cell office:value-type="percentage" office:value="1" table:style-name="ce47">
            <text:p>100,0%</text:p>
          </table:table-cell>
          <table:table-cell office:value-type="float" office:value="103575" table:style-name="ce46">
            <text:p>103.575</text:p>
          </table:table-cell>
          <table:table-cell office:value-type="percentage" office:value="1" table:style-name="ce47">
            <text:p>100,0%</text:p>
          </table:table-cell>
          <table:table-cell office:value-type="float" office:value="148928" table:style-name="ce46">
            <text:p>148.928</text:p>
          </table:table-cell>
          <table:table-cell office:value-type="percentage" office:value="1" table:style-name="ce47">
            <text:p>100,0%</text:p>
          </table:table-cell>
          <table:table-cell office:value-type="float" office:value="208321" table:style-name="ce46">
            <text:p>208.321</text:p>
          </table:table-cell>
          <table:table-cell office:value-type="percentage" office:value="0.97685879881457027" table:style-name="ce47">
            <text:p>97,7%</text:p>
          </table:table-cell>
          <table:table-cell office:value-type="float" office:value="233439" table:style-name="ce46">
            <text:p>233.439</text:p>
          </table:table-cell>
          <table:table-cell office:value-type="percentage" office:value="0.91848345707574452" table:style-name="ce47">
            <text:p>91,8%</text:p>
          </table:table-cell>
          <table:table-cell office:value-type="float" office:value="169914" table:style-name="ce46">
            <text:p>169.914</text:p>
          </table:table-cell>
          <table:table-cell office:value-type="percentage" office:value="0.81297397645009883" table:style-name="ce47">
            <text:p>81,3%</text:p>
          </table:table-cell>
          <table:table-cell office:value-type="float" office:value="144166" table:style-name="ce46">
            <text:p>144.166</text:p>
          </table:table-cell>
          <table:table-cell office:value-type="percentage" office:value="0.83696762807115321" table:style-name="ce47">
            <text:p>83,7%</text:p>
          </table:table-cell>
          <table:table-cell office:value-type="float" office:value="122974" table:style-name="ce46">
            <text:p>122.974</text:p>
          </table:table-cell>
          <table:table-cell office:value-type="percentage" office:value="0.86666102865519334" table:style-name="ce47">
            <text:p>86,7%</text:p>
          </table:table-cell>
          <table:table-cell office:value-type="float" office:value="1205401" table:style-name="ce46">
            <text:p>1.205.401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2005721539045149" table:style-name="ce47">
            <text:p>92,0%</text:p>
          </table:table-cell>
          <table:table-cell office:value-type="percentage" office:value="0.79761799992191895" table:style-name="ce47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42" table:style-name="ce46">
            <text:p>42.542</text:p>
          </table:table-cell>
          <table:table-cell office:value-type="percentage" office:value="1" table:style-name="ce47">
            <text:p>100,0%</text:p>
          </table:table-cell>
          <table:table-cell office:value-type="float" office:value="55942" table:style-name="ce46">
            <text:p>55.942</text:p>
          </table:table-cell>
          <table:table-cell office:value-type="percentage" office:value="1" table:style-name="ce47">
            <text:p>100,0%</text:p>
          </table:table-cell>
          <table:table-cell office:value-type="float" office:value="72461" table:style-name="ce46">
            <text:p>72.461</text:p>
          </table:table-cell>
          <table:table-cell office:value-type="percentage" office:value="0.98127132874708844" table:style-name="ce47">
            <text:p>98,1%</text:p>
          </table:table-cell>
          <table:table-cell office:value-type="float" office:value="92224" table:style-name="ce46">
            <text:p>92.224</text:p>
          </table:table-cell>
          <table:table-cell office:value-type="percentage" office:value="0.95377169214222191" table:style-name="ce47">
            <text:p>95,4%</text:p>
          </table:table-cell>
          <table:table-cell office:value-type="float" office:value="95953" table:style-name="ce46">
            <text:p>95.953</text:p>
          </table:table-cell>
          <table:table-cell office:value-type="percentage" office:value="0.88843725116201555" table:style-name="ce47">
            <text:p>88,8%</text:p>
          </table:table-cell>
          <table:table-cell office:value-type="float" office:value="65062" table:style-name="ce46">
            <text:p>65.062</text:p>
          </table:table-cell>
          <table:table-cell office:value-type="percentage" office:value="0.79986722563037094" table:style-name="ce47">
            <text:p>80,0%</text:p>
          </table:table-cell>
          <table:table-cell office:value-type="float" office:value="58638" table:style-name="ce46">
            <text:p>58.638</text:p>
          </table:table-cell>
          <table:table-cell office:value-type="percentage" office:value="0.86071601567660394" table:style-name="ce47">
            <text:p>86,1%</text:p>
          </table:table-cell>
          <table:table-cell office:value-type="float" office:value="50424" table:style-name="ce46">
            <text:p>50.424</text:p>
          </table:table-cell>
          <table:table-cell office:value-type="percentage" office:value="0.89423281549265798" table:style-name="ce47">
            <text:p>89,4%</text:p>
          </table:table-cell>
          <table:table-cell office:value-type="float" office:value="533246" table:style-name="ce46">
            <text:p>533.246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724835470298649" table:style-name="ce47">
            <text:p>91,7%</text:p>
          </table:table-cell>
          <table:table-cell office:value-type="percentage" office:value="0.80648581285154042" table:style-name="ce47">
            <text:p>80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358" table:style-name="ce46">
            <text:p>164.358</text:p>
          </table:table-cell>
          <table:table-cell office:value-type="percentage" office:value="1" table:style-name="ce47">
            <text:p>100,0%</text:p>
          </table:table-cell>
          <table:table-cell office:value-type="float" office:value="213946" table:style-name="ce46">
            <text:p>213.946</text:p>
          </table:table-cell>
          <table:table-cell office:value-type="percentage" office:value="1" table:style-name="ce47">
            <text:p>100,0%</text:p>
          </table:table-cell>
          <table:table-cell office:value-type="float" office:value="279096" table:style-name="ce46">
            <text:p>279.096</text:p>
          </table:table-cell>
          <table:table-cell office:value-type="percentage" office:value="0.9963479806796397" table:style-name="ce47">
            <text:p>99,6%</text:p>
          </table:table-cell>
          <table:table-cell office:value-type="float" office:value="324908" table:style-name="ce46">
            <text:p>324.908</text:p>
          </table:table-cell>
          <table:table-cell office:value-type="percentage" office:value="0.95567641340443621" table:style-name="ce47">
            <text:p>95,6%</text:p>
          </table:table-cell>
          <table:table-cell office:value-type="float" office:value="322460" table:style-name="ce46">
            <text:p>322.460</text:p>
          </table:table-cell>
          <table:table-cell office:value-type="percentage" office:value="0.89044632773041954" table:style-name="ce47">
            <text:p>89,0%</text:p>
          </table:table-cell>
          <table:table-cell office:value-type="float" office:value="205943" table:style-name="ce46">
            <text:p>205.943</text:p>
          </table:table-cell>
          <table:table-cell office:value-type="percentage" office:value="0.79043766288098316" table:style-name="ce47">
            <text:p>79,0%</text:p>
          </table:table-cell>
          <table:table-cell office:value-type="float" office:value="167728" table:style-name="ce46">
            <text:p>167.728</text:p>
          </table:table-cell>
          <table:table-cell office:value-type="percentage" office:value="0.8322565919398216" table:style-name="ce47">
            <text:p>83,2%</text:p>
          </table:table-cell>
          <table:table-cell office:value-type="float" office:value="150257" table:style-name="ce46">
            <text:p>150.257</text:p>
          </table:table-cell>
          <table:table-cell office:value-type="percentage" office:value="0.89117231889731086" table:style-name="ce47">
            <text:p>89,1%</text:p>
          </table:table-cell>
          <table:table-cell office:value-type="float" office:value="1828696" table:style-name="ce46">
            <text:p>1.828.696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2174825587227049" table:style-name="ce47">
            <text:p>92,2%</text:p>
          </table:table-cell>
          <table:table-cell office:value-type="percentage" office:value="0.82354996883590392" table:style-name="ce47">
            <text:p>82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8" table:style-name="ce46">
            <text:p>2.408</text:p>
          </table:table-cell>
          <table:table-cell office:value-type="percentage" office:value="0.92437619961612283" table:style-name="ce47">
            <text:p>92,4%</text:p>
          </table:table-cell>
          <table:table-cell office:value-type="float" office:value="3905" table:style-name="ce46">
            <text:p>3.905</text:p>
          </table:table-cell>
          <table:table-cell office:value-type="percentage" office:value="0.90435386753126445" table:style-name="ce47">
            <text:p>90,4%</text:p>
          </table:table-cell>
          <table:table-cell office:value-type="float" office:value="7688" table:style-name="ce46">
            <text:p>7.688</text:p>
          </table:table-cell>
          <table:table-cell office:value-type="percentage" office:value="0.97849051800941833" table:style-name="ce47">
            <text:p>97,8%</text:p>
          </table:table-cell>
          <table:table-cell office:value-type="float" office:value="10632" table:style-name="ce46">
            <text:p>10.632</text:p>
          </table:table-cell>
          <table:table-cell office:value-type="percentage" office:value="0.92004153686396672" table:style-name="ce47">
            <text:p>92,0%</text:p>
          </table:table-cell>
          <table:table-cell office:value-type="float" office:value="11235" table:style-name="ce46">
            <text:p>11.235</text:p>
          </table:table-cell>
          <table:table-cell office:value-type="percentage" office:value="0.88870431893687707" table:style-name="ce47">
            <text:p>88,9%</text:p>
          </table:table-cell>
          <table:table-cell office:value-type="float" office:value="9380" table:style-name="ce46">
            <text:p>9.380</text:p>
          </table:table-cell>
          <table:table-cell office:value-type="percentage" office:value="0.78863292416344377" table:style-name="ce47">
            <text:p>78,9%</text:p>
          </table:table-cell>
          <table:table-cell office:value-type="float" office:value="9413" table:style-name="ce46">
            <text:p>9.413</text:p>
          </table:table-cell>
          <table:table-cell office:value-type="percentage" office:value="0.85830217926506791" table:style-name="ce47">
            <text:p>85,8%</text:p>
          </table:table-cell>
          <table:table-cell office:value-type="float" office:value="8723" table:style-name="ce46">
            <text:p>8.723</text:p>
          </table:table-cell>
          <table:table-cell office:value-type="percentage" office:value="0.95584045584045585" table:style-name="ce47">
            <text:p>95,6%</text:p>
          </table:table-cell>
          <table:table-cell office:value-type="float" office:value="63384" table:style-name="ce46">
            <text:p>63.384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9317269076305217" table:style-name="ce47">
            <text:p>89,3%</text:p>
          </table:table-cell>
          <table:table-cell office:value-type="percentage" office:value="0.75276121707322863" table:style-name="ce47">
            <text:p>75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88" table:style-name="ce46">
            <text:p>2.088</text:p>
          </table:table-cell>
          <table:table-cell office:value-type="percentage" office:value="0.88888888888888884" table:style-name="ce47">
            <text:p>88,9%</text:p>
          </table:table-cell>
          <table:table-cell office:value-type="float" office:value="3410" table:style-name="ce46">
            <text:p>3.410</text:p>
          </table:table-cell>
          <table:table-cell office:value-type="percentage" office:value="0.90981856990394883" table:style-name="ce47">
            <text:p>91,0%</text:p>
          </table:table-cell>
          <table:table-cell office:value-type="float" office:value="7456" table:style-name="ce46">
            <text:p>7.456</text:p>
          </table:table-cell>
          <table:table-cell office:value-type="percentage" office:value="0.95259997444742561" table:style-name="ce47">
            <text:p>95,3%</text:p>
          </table:table-cell>
          <table:table-cell office:value-type="float" office:value="10079" table:style-name="ce46">
            <text:p>10.079</text:p>
          </table:table-cell>
          <table:table-cell office:value-type="percentage" office:value="0.89202584299495535" table:style-name="ce47">
            <text:p>89,2%</text:p>
          </table:table-cell>
          <table:table-cell office:value-type="float" office:value="10526" table:style-name="ce46">
            <text:p>10.526</text:p>
          </table:table-cell>
          <table:table-cell office:value-type="percentage" office:value="0.87702049658390269" table:style-name="ce47">
            <text:p>87,7%</text:p>
          </table:table-cell>
          <table:table-cell office:value-type="float" office:value="9053" table:style-name="ce46">
            <text:p>9.053</text:p>
          </table:table-cell>
          <table:table-cell office:value-type="percentage" office:value="0.74614687216681774" table:style-name="ce47">
            <text:p>74,6%</text:p>
          </table:table-cell>
          <table:table-cell office:value-type="float" office:value="9292" table:style-name="ce46">
            <text:p>9.292</text:p>
          </table:table-cell>
          <table:table-cell office:value-type="percentage" office:value="0.77465610671112961" table:style-name="ce47">
            <text:p>77,5%</text:p>
          </table:table-cell>
          <table:table-cell office:value-type="float" office:value="8397" table:style-name="ce46">
            <text:p>8.397</text:p>
          </table:table-cell>
          <table:table-cell office:value-type="percentage" office:value="0.87706287862962184" table:style-name="ce47">
            <text:p>87,7%</text:p>
          </table:table-cell>
          <table:table-cell office:value-type="float" office:value="60301" table:style-name="ce46">
            <text:p>60.301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501839919917662" table:style-name="ce47">
            <text:p>85,0%</text:p>
          </table:table-cell>
          <table:table-cell office:value-type="percentage" office:value="0.69250999127199231" table:style-name="ce47">
            <text:p>69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7" table:style-name="ce46">
            <text:p>3.677</text:p>
          </table:table-cell>
          <table:table-cell office:value-type="string" table:style-name="ce47">
            <text:p>-</text:p>
          </table:table-cell>
          <table:table-cell office:value-type="float" office:value="9772" table:style-name="ce46">
            <text:p>9.772</text:p>
          </table:table-cell>
          <table:table-cell office:value-type="string" table:style-name="ce47">
            <text:p>-</text:p>
          </table:table-cell>
          <table:table-cell office:value-type="float" office:value="22797" table:style-name="ce46">
            <text:p>22.797</text:p>
          </table:table-cell>
          <table:table-cell office:value-type="string" table:style-name="ce47">
            <text:p>-</text:p>
          </table:table-cell>
          <table:table-cell office:value-type="float" office:value="32851" table:style-name="ce46">
            <text:p>32.851</text:p>
          </table:table-cell>
          <table:table-cell office:value-type="string" table:style-name="ce47">
            <text:p>-</text:p>
          </table:table-cell>
          <table:table-cell office:value-type="float" office:value="24895" table:style-name="ce46">
            <text:p>24.895</text:p>
          </table:table-cell>
          <table:table-cell office:value-type="string" table:style-name="ce47">
            <text:p>-</text:p>
          </table:table-cell>
          <table:table-cell office:value-type="float" office:value="1204" table:style-name="ce46">
            <text:p>1.204</text:p>
          </table:table-cell>
          <table:table-cell office:value-type="string" table:style-name="ce47">
            <text:p>-</text:p>
          </table:table-cell>
          <table:table-cell office:value-type="float" office:value="95248" table:style-name="ce46">
            <text:p>95.24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9" table:style-name="ce49">
            <text:p>29</text:p>
          </table:table-cell>
          <table:table-cell office:value-type="string" table:style-name="ce50">
            <text:p>-</text:p>
          </table:table-cell>
          <table:table-cell office:value-type="float" office:value="43" table:style-name="ce49">
            <text:p>43</text:p>
          </table:table-cell>
          <table:table-cell office:value-type="string" table:style-name="ce50">
            <text:p>-</text:p>
          </table:table-cell>
          <table:table-cell office:value-type="float" office:value="254" table:style-name="ce49">
            <text:p>254</text:p>
          </table:table-cell>
          <table:table-cell office:value-type="string" table:style-name="ce50">
            <text:p>-</text:p>
          </table:table-cell>
          <table:table-cell office:value-type="float" office:value="761" table:style-name="ce49">
            <text:p>761</text:p>
          </table:table-cell>
          <table:table-cell office:value-type="string" table:style-name="ce50">
            <text:p>-</text:p>
          </table:table-cell>
          <table:table-cell office:value-type="float" office:value="1484" table:style-name="ce49">
            <text:p>1.484</text:p>
          </table:table-cell>
          <table:table-cell office:value-type="string" table:style-name="ce50">
            <text:p>-</text:p>
          </table:table-cell>
          <table:table-cell office:value-type="float" office:value="1763" table:style-name="ce49">
            <text:p>1.763</text:p>
          </table:table-cell>
          <table:table-cell office:value-type="string" table:style-name="ce50">
            <text:p>-</text:p>
          </table:table-cell>
          <table:table-cell office:value-type="float" office:value="1476" table:style-name="ce49">
            <text:p>1.476</text:p>
          </table:table-cell>
          <table:table-cell office:value-type="string" table:style-name="ce50">
            <text:p>-</text:p>
          </table:table-cell>
          <table:table-cell office:value-type="float" office:value="185" table:style-name="ce49">
            <text:p>185</text:p>
          </table:table-cell>
          <table:table-cell office:value-type="string" table:style-name="ce50">
            <text:p>-</text:p>
          </table:table-cell>
          <table:table-cell office:value-type="float" office:value="5995" table:style-name="ce49">
            <text:p>5.99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2975" table:style-name="ce53">
            <text:p>2.942.975</text:p>
          </table:table-cell>
          <table:table-cell office:value-type="percentage" office:value="1" table:style-name="ce54">
            <text:p>100,0%</text:p>
          </table:table-cell>
          <table:table-cell office:value-type="float" office:value="3952120" table:style-name="ce53">
            <text:p>3.952.120</text:p>
          </table:table-cell>
          <table:table-cell office:value-type="percentage" office:value="0.99799876011509969" table:style-name="ce54">
            <text:p>99,8%</text:p>
          </table:table-cell>
          <table:table-cell office:value-type="float" office:value="5300065" table:style-name="ce53">
            <text:p>5.300.065</text:p>
          </table:table-cell>
          <table:table-cell office:value-type="percentage" office:value="0.99308205043071129" table:style-name="ce54">
            <text:p>99,3%</text:p>
          </table:table-cell>
          <table:table-cell office:value-type="float" office:value="6714183" table:style-name="ce53">
            <text:p>6.714.183</text:p>
          </table:table-cell>
          <table:table-cell office:value-type="percentage" office:value="0.95462688527983852" table:style-name="ce54">
            <text:p>95,5%</text:p>
          </table:table-cell>
          <table:table-cell office:value-type="float" office:value="7037162" table:style-name="ce53">
            <text:p>7.037.162</text:p>
          </table:table-cell>
          <table:table-cell office:value-type="percentage" office:value="0.89171268631988121" table:style-name="ce54">
            <text:p>89,2%</text:p>
          </table:table-cell>
          <table:table-cell office:value-type="float" office:value="4990601" table:style-name="ce53">
            <text:p>4.990.601</text:p>
          </table:table-cell>
          <table:table-cell office:value-type="percentage" office:value="0.80100773577567941" table:style-name="ce54">
            <text:p>80,1%</text:p>
          </table:table-cell>
          <table:table-cell office:value-type="float" office:value="4090122" table:style-name="ce53">
            <text:p>4.090.122</text:p>
          </table:table-cell>
          <table:table-cell office:value-type="percentage" office:value="0.82718296984209161" table:style-name="ce54">
            <text:p>82,7%</text:p>
          </table:table-cell>
          <table:table-cell office:value-type="float" office:value="3420073" table:style-name="ce53">
            <text:p>3.420.073</text:p>
          </table:table-cell>
          <table:table-cell office:value-type="percentage" office:value="0.87949322727522872" table:style-name="ce54">
            <text:p>87,9%</text:p>
          </table:table-cell>
          <table:table-cell office:value-type="float" office:value="38447301" table:style-name="ce53">
            <text:p>38.447.301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1280766656520218" table:style-name="ce54">
            <text:p>91,3%</text:p>
          </table:table-cell>
          <table:table-cell office:value-type="percentage" office:value="0.81025620329438108" table:style-name="ce54">
            <text:p>81,0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459" table:style-name="ce43">
            <text:p>429.459</text:p>
          </table:table-cell>
          <table:table-cell office:value-type="percentage" office:value="1" table:style-name="ce44">
            <text:p>100,0%</text:p>
          </table:table-cell>
          <table:table-cell office:value-type="float" office:value="650591" table:style-name="ce43">
            <text:p>650.591</text:p>
          </table:table-cell>
          <table:table-cell office:value-type="percentage" office:value="1" table:style-name="ce44">
            <text:p>100,0%</text:p>
          </table:table-cell>
          <table:table-cell office:value-type="float" office:value="923284" table:style-name="ce43">
            <text:p>923.284</text:p>
          </table:table-cell>
          <table:table-cell office:value-type="percentage" office:value="1.0077902345365972" table:style-name="ce44">
            <text:p>100,8%</text:p>
          </table:table-cell>
          <table:table-cell office:value-type="float" office:value="1210021" table:style-name="ce43">
            <text:p>1.210.021</text:p>
          </table:table-cell>
          <table:table-cell office:value-type="percentage" office:value="0.95652246089195359" table:style-name="ce44">
            <text:p>95,7%</text:p>
          </table:table-cell>
          <table:table-cell office:value-type="float" office:value="1244725" table:style-name="ce43">
            <text:p>1.244.725</text:p>
          </table:table-cell>
          <table:table-cell office:value-type="percentage" office:value="0.89864444370643859" table:style-name="ce44">
            <text:p>89,9%</text:p>
          </table:table-cell>
          <table:table-cell office:value-type="float" office:value="919365" table:style-name="ce43">
            <text:p>919.365</text:p>
          </table:table-cell>
          <table:table-cell office:value-type="percentage" office:value="0.80630704506247497" table:style-name="ce44">
            <text:p>80,6%</text:p>
          </table:table-cell>
          <table:table-cell office:value-type="float" office:value="755501" table:style-name="ce43">
            <text:p>755.501</text:p>
          </table:table-cell>
          <table:table-cell office:value-type="percentage" office:value="0.81352835016022884" table:style-name="ce44">
            <text:p>81,4%</text:p>
          </table:table-cell>
          <table:table-cell office:value-type="float" office:value="664708" table:style-name="ce43">
            <text:p>664.708</text:p>
          </table:table-cell>
          <table:table-cell office:value-type="percentage" office:value="0.8828553858577487" table:style-name="ce44">
            <text:p>88,3%</text:p>
          </table:table-cell>
          <table:table-cell office:value-type="float" office:value="6797654" table:style-name="ce43">
            <text:p>6.797.654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21949550287004" table:style-name="ce44">
            <text:p>91,2%</text:p>
          </table:table-cell>
          <table:table-cell office:value-type="percentage" office:value="0.80308647583393578" table:style-name="ce44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269" table:style-name="ce46">
            <text:p>100.269</text:p>
          </table:table-cell>
          <table:table-cell office:value-type="percentage" office:value="1" table:style-name="ce47">
            <text:p>100,0%</text:p>
          </table:table-cell>
          <table:table-cell office:value-type="float" office:value="118828" table:style-name="ce46">
            <text:p>118.828</text:p>
          </table:table-cell>
          <table:table-cell office:value-type="percentage" office:value="0.99893236938338026" table:style-name="ce47">
            <text:p>99,9%</text:p>
          </table:table-cell>
          <table:table-cell office:value-type="float" office:value="152999" table:style-name="ce46">
            <text:p>152.999</text:p>
          </table:table-cell>
          <table:table-cell office:value-type="percentage" office:value="0.97846092845677157" table:style-name="ce47">
            <text:p>97,8%</text:p>
          </table:table-cell>
          <table:table-cell office:value-type="float" office:value="184673" table:style-name="ce46">
            <text:p>184.673</text:p>
          </table:table-cell>
          <table:table-cell office:value-type="percentage" office:value="0.93144058991455925" table:style-name="ce47">
            <text:p>93,1%</text:p>
          </table:table-cell>
          <table:table-cell office:value-type="float" office:value="186517" table:style-name="ce46">
            <text:p>186.517</text:p>
          </table:table-cell>
          <table:table-cell office:value-type="percentage" office:value="0.8677509851448989" table:style-name="ce47">
            <text:p>86,8%</text:p>
          </table:table-cell>
          <table:table-cell office:value-type="float" office:value="124163" table:style-name="ce46">
            <text:p>124.163</text:p>
          </table:table-cell>
          <table:table-cell office:value-type="percentage" office:value="0.75577346822005531" table:style-name="ce47">
            <text:p>75,6%</text:p>
          </table:table-cell>
          <table:table-cell office:value-type="float" office:value="102344" table:style-name="ce46">
            <text:p>102.344</text:p>
          </table:table-cell>
          <table:table-cell office:value-type="percentage" office:value="0.78484060705055947" table:style-name="ce47">
            <text:p>78,5%</text:p>
          </table:table-cell>
          <table:table-cell office:value-type="float" office:value="86860" table:style-name="ce46">
            <text:p>86.860</text:p>
          </table:table-cell>
          <table:table-cell office:value-type="percentage" office:value="0.84240948898738233" table:style-name="ce47">
            <text:p>84,2%</text:p>
          </table:table-cell>
          <table:table-cell office:value-type="float" office:value="1056653" table:style-name="ce46">
            <text:p>1.056.653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158947427042001" table:style-name="ce47">
            <text:p>89,2%</text:p>
          </table:table-cell>
          <table:table-cell office:value-type="percentage" office:value="0.79483989285319367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22" table:style-name="ce46">
            <text:p>88.222</text:p>
          </table:table-cell>
          <table:table-cell office:value-type="percentage" office:value="1" table:style-name="ce47">
            <text:p>100,0%</text:p>
          </table:table-cell>
          <table:table-cell office:value-type="float" office:value="113982" table:style-name="ce46">
            <text:p>113.982</text:p>
          </table:table-cell>
          <table:table-cell office:value-type="percentage" office:value="1" table:style-name="ce47">
            <text:p>100,0%</text:p>
          </table:table-cell>
          <table:table-cell office:value-type="float" office:value="147429" table:style-name="ce46">
            <text:p>147.429</text:p>
          </table:table-cell>
          <table:table-cell office:value-type="percentage" office:value="0.98514553764734181" table:style-name="ce47">
            <text:p>98,5%</text:p>
          </table:table-cell>
          <table:table-cell office:value-type="float" office:value="152651" table:style-name="ce46">
            <text:p>152.651</text:p>
          </table:table-cell>
          <table:table-cell office:value-type="percentage" office:value="0.9385532909096499" table:style-name="ce47">
            <text:p>93,9%</text:p>
          </table:table-cell>
          <table:table-cell office:value-type="float" office:value="150131" table:style-name="ce46">
            <text:p>150.131</text:p>
          </table:table-cell>
          <table:table-cell office:value-type="percentage" office:value="0.89902570766439316" table:style-name="ce47">
            <text:p>89,9%</text:p>
          </table:table-cell>
          <table:table-cell office:value-type="float" office:value="89898" table:style-name="ce46">
            <text:p>89.898</text:p>
          </table:table-cell>
          <table:table-cell office:value-type="percentage" office:value="0.7854715118260216" table:style-name="ce47">
            <text:p>78,5%</text:p>
          </table:table-cell>
          <table:table-cell office:value-type="float" office:value="65538" table:style-name="ce46">
            <text:p>65.538</text:p>
          </table:table-cell>
          <table:table-cell office:value-type="percentage" office:value="0.8284309388074983" table:style-name="ce47">
            <text:p>82,8%</text:p>
          </table:table-cell>
          <table:table-cell office:value-type="float" office:value="59881" table:style-name="ce46">
            <text:p>59.881</text:p>
          </table:table-cell>
          <table:table-cell office:value-type="percentage" office:value="0.935640625" table:style-name="ce47">
            <text:p>93,6%</text:p>
          </table:table-cell>
          <table:table-cell office:value-type="float" office:value="867732" table:style-name="ce46">
            <text:p>867.732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912186926815477" table:style-name="ce47">
            <text:p>92,9%</text:p>
          </table:table-cell>
          <table:table-cell office:value-type="percentage" office:value="0.85173304645538206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094" table:style-name="ce46">
            <text:p>51.094</text:p>
          </table:table-cell>
          <table:table-cell office:value-type="percentage" office:value="1" table:style-name="ce47">
            <text:p>100,0%</text:p>
          </table:table-cell>
          <table:table-cell office:value-type="float" office:value="79086" table:style-name="ce46">
            <text:p>79.086</text:p>
          </table:table-cell>
          <table:table-cell office:value-type="percentage" office:value="0.9822395548710815" table:style-name="ce47">
            <text:p>98,2%</text:p>
          </table:table-cell>
          <table:table-cell office:value-type="float" office:value="109979" table:style-name="ce46">
            <text:p>109.979</text:p>
          </table:table-cell>
          <table:table-cell office:value-type="percentage" office:value="0.93813922938471905" table:style-name="ce47">
            <text:p>93,8%</text:p>
          </table:table-cell>
          <table:table-cell office:value-type="float" office:value="149849" table:style-name="ce46">
            <text:p>149.849</text:p>
          </table:table-cell>
          <table:table-cell office:value-type="percentage" office:value="0.90381008100267191" table:style-name="ce47">
            <text:p>90,4%</text:p>
          </table:table-cell>
          <table:table-cell office:value-type="float" office:value="167404" table:style-name="ce46">
            <text:p>167.404</text:p>
          </table:table-cell>
          <table:table-cell office:value-type="percentage" office:value="0.81196282715402679" table:style-name="ce47">
            <text:p>81,2%</text:p>
          </table:table-cell>
          <table:table-cell office:value-type="float" office:value="126315" table:style-name="ce46">
            <text:p>126.315</text:p>
          </table:table-cell>
          <table:table-cell office:value-type="percentage" office:value="0.69332608803043028" table:style-name="ce47">
            <text:p>69,3%</text:p>
          </table:table-cell>
          <table:table-cell office:value-type="float" office:value="96513" table:style-name="ce46">
            <text:p>96.513</text:p>
          </table:table-cell>
          <table:table-cell office:value-type="percentage" office:value="0.69966362674167404" table:style-name="ce47">
            <text:p>70,0%</text:p>
          </table:table-cell>
          <table:table-cell office:value-type="float" office:value="74578" table:style-name="ce46">
            <text:p>74.578</text:p>
          </table:table-cell>
          <table:table-cell office:value-type="percentage" office:value="0.78108504398826983" table:style-name="ce47">
            <text:p>78,1%</text:p>
          </table:table-cell>
          <table:table-cell office:value-type="float" office:value="854818" table:style-name="ce46">
            <text:p>854.818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601725632375944" table:style-name="ce47">
            <text:p>82,6%</text:p>
          </table:table-cell>
          <table:table-cell office:value-type="percentage" office:value="0.72965140844168763" table:style-name="ce47">
            <text:p>73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135" table:style-name="ce46">
            <text:p>92.135</text:p>
          </table:table-cell>
          <table:table-cell office:value-type="percentage" office:value="1" table:style-name="ce47">
            <text:p>100,0%</text:p>
          </table:table-cell>
          <table:table-cell office:value-type="float" office:value="150549" table:style-name="ce46">
            <text:p>150.549</text:p>
          </table:table-cell>
          <table:table-cell office:value-type="percentage" office:value="0.97423170755382416" table:style-name="ce47">
            <text:p>97,4%</text:p>
          </table:table-cell>
          <table:table-cell office:value-type="float" office:value="221492" table:style-name="ce46">
            <text:p>221.492</text:p>
          </table:table-cell>
          <table:table-cell office:value-type="percentage" office:value="0.94215030711381076" table:style-name="ce47">
            <text:p>94,2%</text:p>
          </table:table-cell>
          <table:table-cell office:value-type="float" office:value="319255" table:style-name="ce46">
            <text:p>319.255</text:p>
          </table:table-cell>
          <table:table-cell office:value-type="percentage" office:value="0.91082473638563022" table:style-name="ce47">
            <text:p>91,1%</text:p>
          </table:table-cell>
          <table:table-cell office:value-type="float" office:value="315313" table:style-name="ce46">
            <text:p>315.313</text:p>
          </table:table-cell>
          <table:table-cell office:value-type="percentage" office:value="0.81282158360916057" table:style-name="ce47">
            <text:p>81,3%</text:p>
          </table:table-cell>
          <table:table-cell office:value-type="float" office:value="224702" table:style-name="ce46">
            <text:p>224.702</text:p>
          </table:table-cell>
          <table:table-cell office:value-type="percentage" office:value="0.72266783304495485" table:style-name="ce47">
            <text:p>72,3%</text:p>
          </table:table-cell>
          <table:table-cell office:value-type="float" office:value="181099" table:style-name="ce46">
            <text:p>181.099</text:p>
          </table:table-cell>
          <table:table-cell office:value-type="percentage" office:value="0.71936619158841386" table:style-name="ce47">
            <text:p>71,9%</text:p>
          </table:table-cell>
          <table:table-cell office:value-type="float" office:value="147651" table:style-name="ce46">
            <text:p>147.651</text:p>
          </table:table-cell>
          <table:table-cell office:value-type="percentage" office:value="0.82120947513028586" table:style-name="ce47">
            <text:p>82,1%</text:p>
          </table:table-cell>
          <table:table-cell office:value-type="float" office:value="1652196" table:style-name="ce46">
            <text:p>1.652.196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262439220430296" table:style-name="ce47">
            <text:p>84,3%</text:p>
          </table:table-cell>
          <table:table-cell office:value-type="percentage" office:value="0.75929799922057106" table:style-name="ce47">
            <text:p>7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20" table:style-name="ce46">
            <text:p>42.120</text:p>
          </table:table-cell>
          <table:table-cell office:value-type="percentage" office:value="1" table:style-name="ce47">
            <text:p>100,0%</text:p>
          </table:table-cell>
          <table:table-cell office:value-type="float" office:value="55874" table:style-name="ce46">
            <text:p>55.874</text:p>
          </table:table-cell>
          <table:table-cell office:value-type="percentage" office:value="1" table:style-name="ce47">
            <text:p>100,0%</text:p>
          </table:table-cell>
          <table:table-cell office:value-type="float" office:value="76443" table:style-name="ce46">
            <text:p>76.443</text:p>
          </table:table-cell>
          <table:table-cell office:value-type="percentage" office:value="0.98833796625509085" table:style-name="ce47">
            <text:p>98,8%</text:p>
          </table:table-cell>
          <table:table-cell office:value-type="float" office:value="83894" table:style-name="ce46">
            <text:p>83.894</text:p>
          </table:table-cell>
          <table:table-cell office:value-type="percentage" office:value="0.93252856698234854" table:style-name="ce47">
            <text:p>93,3%</text:p>
          </table:table-cell>
          <table:table-cell office:value-type="float" office:value="87189" table:style-name="ce46">
            <text:p>87.189</text:p>
          </table:table-cell>
          <table:table-cell office:value-type="percentage" office:value="0.89178573985619158" table:style-name="ce47">
            <text:p>89,2%</text:p>
          </table:table-cell>
          <table:table-cell office:value-type="float" office:value="54519" table:style-name="ce46">
            <text:p>54.519</text:p>
          </table:table-cell>
          <table:table-cell office:value-type="percentage" office:value="0.7736154271848793" table:style-name="ce47">
            <text:p>77,4%</text:p>
          </table:table-cell>
          <table:table-cell office:value-type="float" office:value="40906" table:style-name="ce46">
            <text:p>40.906</text:p>
          </table:table-cell>
          <table:table-cell office:value-type="percentage" office:value="0.80993960993960989" table:style-name="ce47">
            <text:p>81,0%</text:p>
          </table:table-cell>
          <table:table-cell office:value-type="float" office:value="39441" table:style-name="ce46">
            <text:p>39.441</text:p>
          </table:table-cell>
          <table:table-cell office:value-type="percentage" office:value="0.89714077747196508" table:style-name="ce47">
            <text:p>89,7%</text:p>
          </table:table-cell>
          <table:table-cell office:value-type="float" office:value="480386" table:style-name="ce46">
            <text:p>480.386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654503584055014" table:style-name="ce47">
            <text:p>91,7%</text:p>
          </table:table-cell>
          <table:table-cell office:value-type="percentage" office:value="0.82412399962257998" table:style-name="ce47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514" table:style-name="ce46">
            <text:p>227.514</text:p>
          </table:table-cell>
          <table:table-cell office:value-type="percentage" office:value="1" table:style-name="ce47">
            <text:p>100,0%</text:p>
          </table:table-cell>
          <table:table-cell office:value-type="float" office:value="249851" table:style-name="ce46">
            <text:p>249.851</text:p>
          </table:table-cell>
          <table:table-cell office:value-type="percentage" office:value="1" table:style-name="ce47">
            <text:p>100,0%</text:p>
          </table:table-cell>
          <table:table-cell office:value-type="float" office:value="319493" table:style-name="ce46">
            <text:p>319.493</text:p>
          </table:table-cell>
          <table:table-cell office:value-type="percentage" office:value="1.0028815820450443" table:style-name="ce47">
            <text:p>100,3%</text:p>
          </table:table-cell>
          <table:table-cell office:value-type="float" office:value="350113" table:style-name="ce46">
            <text:p>350.113</text:p>
          </table:table-cell>
          <table:table-cell office:value-type="percentage" office:value="0.91850987079425461" table:style-name="ce47">
            <text:p>91,9%</text:p>
          </table:table-cell>
          <table:table-cell office:value-type="float" office:value="317614" table:style-name="ce46">
            <text:p>317.614</text:p>
          </table:table-cell>
          <table:table-cell office:value-type="percentage" office:value="0.87423514677750103" table:style-name="ce47">
            <text:p>87,4%</text:p>
          </table:table-cell>
          <table:table-cell office:value-type="float" office:value="209170" table:style-name="ce46">
            <text:p>209.170</text:p>
          </table:table-cell>
          <table:table-cell office:value-type="percentage" office:value="0.78111754667025168" table:style-name="ce47">
            <text:p>78,1%</text:p>
          </table:table-cell>
          <table:table-cell office:value-type="float" office:value="169286" table:style-name="ce46">
            <text:p>169.286</text:p>
          </table:table-cell>
          <table:table-cell office:value-type="percentage" office:value="0.80228050387192784" table:style-name="ce47">
            <text:p>80,2%</text:p>
          </table:table-cell>
          <table:table-cell office:value-type="float" office:value="137678" table:style-name="ce46">
            <text:p>137.678</text:p>
          </table:table-cell>
          <table:table-cell office:value-type="percentage" office:value="0.83268618983682308" table:style-name="ce47">
            <text:p>83,3%</text:p>
          </table:table-cell>
          <table:table-cell office:value-type="float" office:value="1980719" table:style-name="ce46">
            <text:p>1.980.719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015107158956243" table:style-name="ce47">
            <text:p>91,0%</text:p>
          </table:table-cell>
          <table:table-cell office:value-type="percentage" office:value="0.82705086353687263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797" table:style-name="ce46">
            <text:p>136.797</text:p>
          </table:table-cell>
          <table:table-cell office:value-type="percentage" office:value="1" table:style-name="ce47">
            <text:p>100,0%</text:p>
          </table:table-cell>
          <table:table-cell office:value-type="float" office:value="157597" table:style-name="ce46">
            <text:p>157.597</text:p>
          </table:table-cell>
          <table:table-cell office:value-type="percentage" office:value="0.99054688531184598" table:style-name="ce47">
            <text:p>99,1%</text:p>
          </table:table-cell>
          <table:table-cell office:value-type="float" office:value="216466" table:style-name="ce46">
            <text:p>216.466</text:p>
          </table:table-cell>
          <table:table-cell office:value-type="percentage" office:value="0.99094504770101266" table:style-name="ce47">
            <text:p>99,1%</text:p>
          </table:table-cell>
          <table:table-cell office:value-type="float" office:value="278054" table:style-name="ce46">
            <text:p>278.054</text:p>
          </table:table-cell>
          <table:table-cell office:value-type="percentage" office:value="0.90430534867535239" table:style-name="ce47">
            <text:p>90,4%</text:p>
          </table:table-cell>
          <table:table-cell office:value-type="float" office:value="276963" table:style-name="ce46">
            <text:p>276.963</text:p>
          </table:table-cell>
          <table:table-cell office:value-type="percentage" office:value="0.83774595060570767" table:style-name="ce47">
            <text:p>83,8%</text:p>
          </table:table-cell>
          <table:table-cell office:value-type="float" office:value="196617" table:style-name="ce46">
            <text:p>196.617</text:p>
          </table:table-cell>
          <table:table-cell office:value-type="percentage" office:value="0.73943685807875859" table:style-name="ce47">
            <text:p>73,9%</text:p>
          </table:table-cell>
          <table:table-cell office:value-type="float" office:value="164021" table:style-name="ce46">
            <text:p>164.021</text:p>
          </table:table-cell>
          <table:table-cell office:value-type="percentage" office:value="0.75208286525225942" table:style-name="ce47">
            <text:p>75,2%</text:p>
          </table:table-cell>
          <table:table-cell office:value-type="float" office:value="144603" table:style-name="ce46">
            <text:p>144.603</text:p>
          </table:table-cell>
          <table:table-cell office:value-type="percentage" office:value="0.83118547812291632" table:style-name="ce47">
            <text:p>83,1%</text:p>
          </table:table-cell>
          <table:table-cell office:value-type="float" office:value="1571118" table:style-name="ce46">
            <text:p>1.571.118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860454316269931" table:style-name="ce47">
            <text:p>86,9%</text:p>
          </table:table-cell>
          <table:table-cell office:value-type="percentage" office:value="0.76818984354258046" table:style-name="ce47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814" table:style-name="ce46">
            <text:p>453.814</text:p>
          </table:table-cell>
          <table:table-cell office:value-type="percentage" office:value="1" table:style-name="ce47">
            <text:p>100,0%</text:p>
          </table:table-cell>
          <table:table-cell office:value-type="float" office:value="615264" table:style-name="ce46">
            <text:p>615.264</text:p>
          </table:table-cell>
          <table:table-cell office:value-type="percentage" office:value="0.96847433935890892" table:style-name="ce47">
            <text:p>96,8%</text:p>
          </table:table-cell>
          <table:table-cell office:value-type="float" office:value="789590" table:style-name="ce46">
            <text:p>789.590</text:p>
          </table:table-cell>
          <table:table-cell office:value-type="percentage" office:value="0.94269947850006686" table:style-name="ce47">
            <text:p>94,3%</text:p>
          </table:table-cell>
          <table:table-cell office:value-type="float" office:value="1020063" table:style-name="ce46">
            <text:p>1.020.063</text:p>
          </table:table-cell>
          <table:table-cell office:value-type="percentage" office:value="0.93431185770026925" table:style-name="ce47">
            <text:p>93,4%</text:p>
          </table:table-cell>
          <table:table-cell office:value-type="float" office:value="1121402" table:style-name="ce46">
            <text:p>1.121.402</text:p>
          </table:table-cell>
          <table:table-cell office:value-type="percentage" office:value="0.85164058613789206" table:style-name="ce47">
            <text:p>85,2%</text:p>
          </table:table-cell>
          <table:table-cell office:value-type="float" office:value="770674" table:style-name="ce46">
            <text:p>770.674</text:p>
          </table:table-cell>
          <table:table-cell office:value-type="percentage" office:value="0.73773275693723839" table:style-name="ce47">
            <text:p>73,8%</text:p>
          </table:table-cell>
          <table:table-cell office:value-type="float" office:value="632836" table:style-name="ce46">
            <text:p>632.836</text:p>
          </table:table-cell>
          <table:table-cell office:value-type="percentage" office:value="0.75433257642129603" table:style-name="ce47">
            <text:p>75,4%</text:p>
          </table:table-cell>
          <table:table-cell office:value-type="float" office:value="528981" table:style-name="ce46">
            <text:p>528.981</text:p>
          </table:table-cell>
          <table:table-cell office:value-type="percentage" office:value="0.80616947540713779" table:style-name="ce47">
            <text:p>80,6%</text:p>
          </table:table-cell>
          <table:table-cell office:value-type="float" office:value="5932624" table:style-name="ce46">
            <text:p>5.932.624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376136370254331" table:style-name="ce47">
            <text:p>86,4%</text:p>
          </table:table-cell>
          <table:table-cell office:value-type="percentage" office:value="0.76250112621600807" table:style-name="ce47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595" table:style-name="ce46">
            <text:p>293.595</text:p>
          </table:table-cell>
          <table:table-cell office:value-type="percentage" office:value="1" table:style-name="ce47">
            <text:p>100,0%</text:p>
          </table:table-cell>
          <table:table-cell office:value-type="float" office:value="432264" table:style-name="ce46">
            <text:p>432.264</text:p>
          </table:table-cell>
          <table:table-cell office:value-type="percentage" office:value="0.98721514997876048" table:style-name="ce47">
            <text:p>98,7%</text:p>
          </table:table-cell>
          <table:table-cell office:value-type="float" office:value="566263" table:style-name="ce46">
            <text:p>566.263</text:p>
          </table:table-cell>
          <table:table-cell office:value-type="percentage" office:value="0.97509160915264981" table:style-name="ce47">
            <text:p>97,5%</text:p>
          </table:table-cell>
          <table:table-cell office:value-type="float" office:value="710688" table:style-name="ce46">
            <text:p>710.688</text:p>
          </table:table-cell>
          <table:table-cell office:value-type="percentage" office:value="0.94464426704096849" table:style-name="ce47">
            <text:p>94,5%</text:p>
          </table:table-cell>
          <table:table-cell office:value-type="float" office:value="746845" table:style-name="ce46">
            <text:p>746.845</text:p>
          </table:table-cell>
          <table:table-cell office:value-type="percentage" office:value="0.87700272901919707" table:style-name="ce47">
            <text:p>87,7%</text:p>
          </table:table-cell>
          <table:table-cell office:value-type="float" office:value="501641" table:style-name="ce46">
            <text:p>501.641</text:p>
          </table:table-cell>
          <table:table-cell office:value-type="percentage" office:value="0.77323166229678508" table:style-name="ce47">
            <text:p>77,3%</text:p>
          </table:table-cell>
          <table:table-cell office:value-type="float" office:value="414913" table:style-name="ce46">
            <text:p>414.913</text:p>
          </table:table-cell>
          <table:table-cell office:value-type="percentage" office:value="0.80389866040462987" table:style-name="ce47">
            <text:p>80,4%</text:p>
          </table:table-cell>
          <table:table-cell office:value-type="float" office:value="363695" table:style-name="ce46">
            <text:p>363.695</text:p>
          </table:table-cell>
          <table:table-cell office:value-type="percentage" office:value="0.85669833298392817" table:style-name="ce47">
            <text:p>85,7%</text:p>
          </table:table-cell>
          <table:table-cell office:value-type="float" office:value="4029904" table:style-name="ce46">
            <text:p>4.029.904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783687452642436" table:style-name="ce47">
            <text:p>89,8%</text:p>
          </table:table-cell>
          <table:table-cell office:value-type="percentage" office:value="0.79684056066483788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63" table:style-name="ce46">
            <text:p>77.563</text:p>
          </table:table-cell>
          <table:table-cell office:value-type="percentage" office:value="1" table:style-name="ce47">
            <text:p>100,0%</text:p>
          </table:table-cell>
          <table:table-cell office:value-type="float" office:value="95574" table:style-name="ce46">
            <text:p>95.574</text:p>
          </table:table-cell>
          <table:table-cell office:value-type="percentage" office:value="1" table:style-name="ce47">
            <text:p>100,0%</text:p>
          </table:table-cell>
          <table:table-cell office:value-type="float" office:value="131676" table:style-name="ce46">
            <text:p>131.676</text:p>
          </table:table-cell>
          <table:table-cell office:value-type="percentage" office:value="1.0509110353799374" table:style-name="ce47">
            <text:p>105,1%</text:p>
          </table:table-cell>
          <table:table-cell office:value-type="float" office:value="160550" table:style-name="ce46">
            <text:p>160.550</text:p>
          </table:table-cell>
          <table:table-cell office:value-type="percentage" office:value="0.94878734871406956" table:style-name="ce47">
            <text:p>94,9%</text:p>
          </table:table-cell>
          <table:table-cell office:value-type="float" office:value="144819" table:style-name="ce46">
            <text:p>144.819</text:p>
          </table:table-cell>
          <table:table-cell office:value-type="percentage" office:value="0.90799026922642856" table:style-name="ce47">
            <text:p>90,8%</text:p>
          </table:table-cell>
          <table:table-cell office:value-type="float" office:value="111318" table:style-name="ce46">
            <text:p>111.318</text:p>
          </table:table-cell>
          <table:table-cell office:value-type="percentage" office:value="0.833973883532241" table:style-name="ce47">
            <text:p>83,4%</text:p>
          </table:table-cell>
          <table:table-cell office:value-type="float" office:value="91328" table:style-name="ce46">
            <text:p>91.328</text:p>
          </table:table-cell>
          <table:table-cell office:value-type="percentage" office:value="0.80593010942463816" table:style-name="ce47">
            <text:p>80,6%</text:p>
          </table:table-cell>
          <table:table-cell office:value-type="float" office:value="75917" table:style-name="ce46">
            <text:p>75.917</text:p>
          </table:table-cell>
          <table:table-cell office:value-type="percentage" office:value="0.8957758112094395" table:style-name="ce47">
            <text:p>89,6%</text:p>
          </table:table-cell>
          <table:table-cell office:value-type="float" office:value="888745" table:style-name="ce46">
            <text:p>888.745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21486369838804" table:style-name="ce47">
            <text:p>93,2%</text:p>
          </table:table-cell>
          <table:table-cell office:value-type="percentage" office:value="0.83529685983005431" table:style-name="ce47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902" table:style-name="ce46">
            <text:p>240.902</text:p>
          </table:table-cell>
          <table:table-cell office:value-type="percentage" office:value="1" table:style-name="ce47">
            <text:p>100,0%</text:p>
          </table:table-cell>
          <table:table-cell office:value-type="float" office:value="290326" table:style-name="ce46">
            <text:p>290.326</text:p>
          </table:table-cell>
          <table:table-cell office:value-type="percentage" office:value="1" table:style-name="ce47">
            <text:p>100,0%</text:p>
          </table:table-cell>
          <table:table-cell office:value-type="float" office:value="345565" table:style-name="ce46">
            <text:p>345.565</text:p>
          </table:table-cell>
          <table:table-cell office:value-type="percentage" office:value="0.99607410204452229" table:style-name="ce47">
            <text:p>99,6%</text:p>
          </table:table-cell>
          <table:table-cell office:value-type="float" office:value="389775" table:style-name="ce46">
            <text:p>389.775</text:p>
          </table:table-cell>
          <table:table-cell office:value-type="percentage" office:value="0.96029949074747034" table:style-name="ce47">
            <text:p>96,0%</text:p>
          </table:table-cell>
          <table:table-cell office:value-type="float" office:value="406623" table:style-name="ce46">
            <text:p>406.623</text:p>
          </table:table-cell>
          <table:table-cell office:value-type="percentage" office:value="0.91742719771851966" table:style-name="ce47">
            <text:p>91,7%</text:p>
          </table:table-cell>
          <table:table-cell office:value-type="float" office:value="261903" table:style-name="ce46">
            <text:p>261.903</text:p>
          </table:table-cell>
          <table:table-cell office:value-type="percentage" office:value="0.80982226784742495" table:style-name="ce47">
            <text:p>81,0%</text:p>
          </table:table-cell>
          <table:table-cell office:value-type="float" office:value="196451" table:style-name="ce46">
            <text:p>196.451</text:p>
          </table:table-cell>
          <table:table-cell office:value-type="percentage" office:value="0.85050718457362295" table:style-name="ce47">
            <text:p>85,1%</text:p>
          </table:table-cell>
          <table:table-cell office:value-type="float" office:value="167837" table:style-name="ce46">
            <text:p>167.837</text:p>
          </table:table-cell>
          <table:table-cell office:value-type="percentage" office:value="0.9323915181076291" table:style-name="ce47">
            <text:p>93,2%</text:p>
          </table:table-cell>
          <table:table-cell office:value-type="float" office:value="2299382" table:style-name="ce46">
            <text:p>2.299.382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680375245926151" table:style-name="ce47">
            <text:p>93,7%</text:p>
          </table:table-cell>
          <table:table-cell office:value-type="percentage" office:value="0.85104960769022653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86" table:style-name="ce46">
            <text:p>23.186</text:p>
          </table:table-cell>
          <table:table-cell office:value-type="percentage" office:value="1" table:style-name="ce47">
            <text:p>100,0%</text:p>
          </table:table-cell>
          <table:table-cell office:value-type="float" office:value="28577" table:style-name="ce46">
            <text:p>28.577</text:p>
          </table:table-cell>
          <table:table-cell office:value-type="percentage" office:value="1" table:style-name="ce47">
            <text:p>100,0%</text:p>
          </table:table-cell>
          <table:table-cell office:value-type="float" office:value="37493" table:style-name="ce46">
            <text:p>37.493</text:p>
          </table:table-cell>
          <table:table-cell office:value-type="percentage" office:value="0.99403467840288462" table:style-name="ce47">
            <text:p>99,4%</text:p>
          </table:table-cell>
          <table:table-cell office:value-type="float" office:value="44904" table:style-name="ce46">
            <text:p>44.904</text:p>
          </table:table-cell>
          <table:table-cell office:value-type="percentage" office:value="0.9420946626384693" table:style-name="ce47">
            <text:p>94,2%</text:p>
          </table:table-cell>
          <table:table-cell office:value-type="float" office:value="47071" table:style-name="ce46">
            <text:p>47.071</text:p>
          </table:table-cell>
          <table:table-cell office:value-type="percentage" office:value="0.88902109656826633" table:style-name="ce47">
            <text:p>88,9%</text:p>
          </table:table-cell>
          <table:table-cell office:value-type="float" office:value="30845" table:style-name="ce46">
            <text:p>30.845</text:p>
          </table:table-cell>
          <table:table-cell office:value-type="percentage" office:value="0.78448078537094024" table:style-name="ce47">
            <text:p>78,4%</text:p>
          </table:table-cell>
          <table:table-cell office:value-type="float" office:value="23760" table:style-name="ce46">
            <text:p>23.760</text:p>
          </table:table-cell>
          <table:table-cell office:value-type="percentage" office:value="0.78009061658677525" table:style-name="ce47">
            <text:p>78,0%</text:p>
          </table:table-cell>
          <table:table-cell office:value-type="float" office:value="21750" table:style-name="ce46">
            <text:p>21.750</text:p>
          </table:table-cell>
          <table:table-cell office:value-type="percentage" office:value="0.8518721604261319" table:style-name="ce47">
            <text:p>85,2%</text:p>
          </table:table-cell>
          <table:table-cell office:value-type="float" office:value="257586" table:style-name="ce46">
            <text:p>257.586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708877698348422" table:style-name="ce47">
            <text:p>90,7%</text:p>
          </table:table-cell>
          <table:table-cell office:value-type="percentage" office:value="0.80517264014703949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877" table:style-name="ce46">
            <text:p>371.877</text:p>
          </table:table-cell>
          <table:table-cell office:value-type="percentage" office:value="1" table:style-name="ce47">
            <text:p>100,0%</text:p>
          </table:table-cell>
          <table:table-cell office:value-type="float" office:value="510230" table:style-name="ce46">
            <text:p>510.230</text:p>
          </table:table-cell>
          <table:table-cell office:value-type="percentage" office:value="0.96986965885481513" table:style-name="ce47">
            <text:p>97,0%</text:p>
          </table:table-cell>
          <table:table-cell office:value-type="float" office:value="676911" table:style-name="ce46">
            <text:p>676.911</text:p>
          </table:table-cell>
          <table:table-cell office:value-type="percentage" office:value="0.96244684163606198" table:style-name="ce47">
            <text:p>96,2%</text:p>
          </table:table-cell>
          <table:table-cell office:value-type="float" office:value="937778" table:style-name="ce46">
            <text:p>937.778</text:p>
          </table:table-cell>
          <table:table-cell office:value-type="percentage" office:value="0.96401561293731486" table:style-name="ce47">
            <text:p>96,4%</text:p>
          </table:table-cell>
          <table:table-cell office:value-type="float" office:value="1022424" table:style-name="ce46">
            <text:p>1.022.424</text:p>
          </table:table-cell>
          <table:table-cell office:value-type="percentage" office:value="0.87688630334716733" table:style-name="ce47">
            <text:p>87,7%</text:p>
          </table:table-cell>
          <table:table-cell office:value-type="float" office:value="737495" table:style-name="ce46">
            <text:p>737.495</text:p>
          </table:table-cell>
          <table:table-cell office:value-type="percentage" office:value="0.77660481866812692" table:style-name="ce47">
            <text:p>77,7%</text:p>
          </table:table-cell>
          <table:table-cell office:value-type="float" office:value="590356" table:style-name="ce46">
            <text:p>590.356</text:p>
          </table:table-cell>
          <table:table-cell office:value-type="percentage" office:value="0.79511902757668607" table:style-name="ce47">
            <text:p>79,5%</text:p>
          </table:table-cell>
          <table:table-cell office:value-type="float" office:value="452333" table:style-name="ce46">
            <text:p>452.333</text:p>
          </table:table-cell>
          <table:table-cell office:value-type="percentage" office:value="0.81716111875882946" table:style-name="ce47">
            <text:p>81,7%</text:p>
          </table:table-cell>
          <table:table-cell office:value-type="float" office:value="5299404" table:style-name="ce46">
            <text:p>5.299.404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649378539787216" table:style-name="ce47">
            <text:p>88,6%</text:p>
          </table:table-cell>
          <table:table-cell office:value-type="percentage" office:value="0.78163592082937061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54" table:style-name="ce46">
            <text:p>73.254</text:p>
          </table:table-cell>
          <table:table-cell office:value-type="percentage" office:value="1" table:style-name="ce47">
            <text:p>100,0%</text:p>
          </table:table-cell>
          <table:table-cell office:value-type="float" office:value="102595" table:style-name="ce46">
            <text:p>102.595</text:p>
          </table:table-cell>
          <table:table-cell office:value-type="percentage" office:value="0.99704564670210594" table:style-name="ce47">
            <text:p>99,7%</text:p>
          </table:table-cell>
          <table:table-cell office:value-type="float" office:value="145736" table:style-name="ce46">
            <text:p>145.736</text:p>
          </table:table-cell>
          <table:table-cell office:value-type="percentage" office:value="0.99201546535610485" table:style-name="ce47">
            <text:p>99,2%</text:p>
          </table:table-cell>
          <table:table-cell office:value-type="float" office:value="205616" table:style-name="ce46">
            <text:p>205.616</text:p>
          </table:table-cell>
          <table:table-cell office:value-type="percentage" office:value="0.96417451326105719" table:style-name="ce47">
            <text:p>96,4%</text:p>
          </table:table-cell>
          <table:table-cell office:value-type="float" office:value="228385" table:style-name="ce46">
            <text:p>228.385</text:p>
          </table:table-cell>
          <table:table-cell office:value-type="percentage" office:value="0.89859811061666606" table:style-name="ce47">
            <text:p>89,9%</text:p>
          </table:table-cell>
          <table:table-cell office:value-type="float" office:value="163948" table:style-name="ce46">
            <text:p>163.948</text:p>
          </table:table-cell>
          <table:table-cell office:value-type="percentage" office:value="0.78442893164212957" table:style-name="ce47">
            <text:p>78,4%</text:p>
          </table:table-cell>
          <table:table-cell office:value-type="float" office:value="137430" table:style-name="ce46">
            <text:p>137.430</text:p>
          </table:table-cell>
          <table:table-cell office:value-type="percentage" office:value="0.79786122335237564" table:style-name="ce47">
            <text:p>79,8%</text:p>
          </table:table-cell>
          <table:table-cell office:value-type="float" office:value="118577" table:style-name="ce46">
            <text:p>118.577</text:p>
          </table:table-cell>
          <table:table-cell office:value-type="percentage" office:value="0.83567310809477502" table:style-name="ce47">
            <text:p>83,6%</text:p>
          </table:table-cell>
          <table:table-cell office:value-type="float" office:value="1175541" table:style-name="ce46">
            <text:p>1.175.541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9726570580023313" table:style-name="ce47">
            <text:p>89,7%</text:p>
          </table:table-cell>
          <table:table-cell office:value-type="percentage" office:value="0.77785953491511339" table:style-name="ce47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54" table:style-name="ce46">
            <text:p>42.154</text:p>
          </table:table-cell>
          <table:table-cell office:value-type="percentage" office:value="1" table:style-name="ce47">
            <text:p>100,0%</text:p>
          </table:table-cell>
          <table:table-cell office:value-type="float" office:value="55779" table:style-name="ce46">
            <text:p>55.779</text:p>
          </table:table-cell>
          <table:table-cell office:value-type="percentage" office:value="0.99976699168339545" table:style-name="ce47">
            <text:p>100,0%</text:p>
          </table:table-cell>
          <table:table-cell office:value-type="float" office:value="71366" table:style-name="ce46">
            <text:p>71.366</text:p>
          </table:table-cell>
          <table:table-cell office:value-type="percentage" office:value="0.96644277124749467" table:style-name="ce47">
            <text:p>96,6%</text:p>
          </table:table-cell>
          <table:table-cell office:value-type="float" office:value="91528" table:style-name="ce46">
            <text:p>91.528</text:p>
          </table:table-cell>
          <table:table-cell office:value-type="percentage" office:value="0.94657372742879597" table:style-name="ce47">
            <text:p>94,7%</text:p>
          </table:table-cell>
          <table:table-cell office:value-type="float" office:value="94890" table:style-name="ce46">
            <text:p>94.890</text:p>
          </table:table-cell>
          <table:table-cell office:value-type="percentage" office:value="0.87859484083628081" table:style-name="ce47">
            <text:p>87,9%</text:p>
          </table:table-cell>
          <table:table-cell office:value-type="float" office:value="63628" table:style-name="ce46">
            <text:p>63.628</text:p>
          </table:table-cell>
          <table:table-cell office:value-type="percentage" office:value="0.78223773988517475" table:style-name="ce47">
            <text:p>78,2%</text:p>
          </table:table-cell>
          <table:table-cell office:value-type="float" office:value="56565" table:style-name="ce46">
            <text:p>56.565</text:p>
          </table:table-cell>
          <table:table-cell office:value-type="percentage" office:value="0.83028755119115771" table:style-name="ce47">
            <text:p>83,0%</text:p>
          </table:table-cell>
          <table:table-cell office:value-type="float" office:value="49257" table:style-name="ce46">
            <text:p>49.257</text:p>
          </table:table-cell>
          <table:table-cell office:value-type="percentage" office:value="0.87353692274952122" table:style-name="ce47">
            <text:p>87,4%</text:p>
          </table:table-cell>
          <table:table-cell office:value-type="float" office:value="525167" table:style-name="ce46">
            <text:p>525.16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335148635770979" table:style-name="ce47">
            <text:p>90,3%</text:p>
          </table:table-cell>
          <table:table-cell office:value-type="percentage" office:value="0.79426706412763515" table:style-name="ce47">
            <text:p>79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016" table:style-name="ce46">
            <text:p>162.016</text:p>
          </table:table-cell>
          <table:table-cell office:value-type="percentage" office:value="1.0257423235201013" table:style-name="ce47">
            <text:p>102,6%</text:p>
          </table:table-cell>
          <table:table-cell office:value-type="float" office:value="212208" table:style-name="ce46">
            <text:p>212.208</text:p>
          </table:table-cell>
          <table:table-cell office:value-type="percentage" office:value="0.99590296647753673" table:style-name="ce47">
            <text:p>99,6%</text:p>
          </table:table-cell>
          <table:table-cell office:value-type="float" office:value="272503" table:style-name="ce46">
            <text:p>272.503</text:p>
          </table:table-cell>
          <table:table-cell office:value-type="percentage" office:value="0.97281155508908712" table:style-name="ce47">
            <text:p>97,3%</text:p>
          </table:table-cell>
          <table:table-cell office:value-type="float" office:value="321235" table:style-name="ce46">
            <text:p>321.235</text:p>
          </table:table-cell>
          <table:table-cell office:value-type="percentage" office:value="0.94487274139132937" table:style-name="ce47">
            <text:p>94,5%</text:p>
          </table:table-cell>
          <table:table-cell office:value-type="float" office:value="317470" table:style-name="ce46">
            <text:p>317.470</text:p>
          </table:table-cell>
          <table:table-cell office:value-type="percentage" office:value="0.87666685996581362" table:style-name="ce47">
            <text:p>87,7%</text:p>
          </table:table-cell>
          <table:table-cell office:value-type="float" office:value="200163" table:style-name="ce46">
            <text:p>200.163</text:p>
          </table:table-cell>
          <table:table-cell office:value-type="percentage" office:value="0.7682532249954902" table:style-name="ce47">
            <text:p>76,8%</text:p>
          </table:table-cell>
          <table:table-cell office:value-type="float" office:value="162271" table:style-name="ce46">
            <text:p>162.271</text:p>
          </table:table-cell>
          <table:table-cell office:value-type="percentage" office:value="0.8051792749610488" table:style-name="ce47">
            <text:p>80,5%</text:p>
          </table:table-cell>
          <table:table-cell office:value-type="float" office:value="146253" table:style-name="ce46">
            <text:p>146.253</text:p>
          </table:table-cell>
          <table:table-cell office:value-type="percentage" office:value="0.86742464680972209" table:style-name="ce47">
            <text:p>86,7%</text:p>
          </table:table-cell>
          <table:table-cell office:value-type="float" office:value="1794119" table:style-name="ce46">
            <text:p>1.794.119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431983176936026" table:style-name="ce47">
            <text:p>90,4%</text:p>
          </table:table-cell>
          <table:table-cell office:value-type="percentage" office:value="0.80797827880517215" table:style-name="ce47">
            <text:p>80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1" table:style-name="ce46">
            <text:p>2.371</text:p>
          </table:table-cell>
          <table:table-cell office:value-type="percentage" office:value="0.91017274472168908" table:style-name="ce47">
            <text:p>91,0%</text:p>
          </table:table-cell>
          <table:table-cell office:value-type="float" office:value="3847" table:style-name="ce46">
            <text:p>3.847</text:p>
          </table:table-cell>
          <table:table-cell office:value-type="percentage" office:value="0.89092172301991668" table:style-name="ce47">
            <text:p>89,1%</text:p>
          </table:table-cell>
          <table:table-cell office:value-type="float" office:value="7540" table:style-name="ce46">
            <text:p>7.540</text:p>
          </table:table-cell>
          <table:table-cell office:value-type="percentage" office:value="0.95965381188748888" table:style-name="ce47">
            <text:p>96,0%</text:p>
          </table:table-cell>
          <table:table-cell office:value-type="float" office:value="10486" table:style-name="ce46">
            <text:p>10.486</text:p>
          </table:table-cell>
          <table:table-cell office:value-type="percentage" office:value="0.90740740740740744" table:style-name="ce47">
            <text:p>90,7%</text:p>
          </table:table-cell>
          <table:table-cell office:value-type="float" office:value="10981" table:style-name="ce46">
            <text:p>10.981</text:p>
          </table:table-cell>
          <table:table-cell office:value-type="percentage" office:value="0.86861256130359121" table:style-name="ce47">
            <text:p>86,9%</text:p>
          </table:table-cell>
          <table:table-cell office:value-type="float" office:value="8970" table:style-name="ce46">
            <text:p>8.970</text:p>
          </table:table-cell>
          <table:table-cell office:value-type="percentage" office:value="0.75416176223305864" table:style-name="ce47">
            <text:p>75,4%</text:p>
          </table:table-cell>
          <table:table-cell office:value-type="float" office:value="8643" table:style-name="ce46">
            <text:p>8.643</text:p>
          </table:table-cell>
          <table:table-cell office:value-type="percentage" office:value="0.78809154736938092" table:style-name="ce47">
            <text:p>78,8%</text:p>
          </table:table-cell>
          <table:table-cell office:value-type="float" office:value="7959" table:style-name="ce46">
            <text:p>7.959</text:p>
          </table:table-cell>
          <table:table-cell office:value-type="percentage" office:value="0.87212360289283364" table:style-name="ce47">
            <text:p>87,2%</text:p>
          </table:table-cell>
          <table:table-cell office:value-type="float" office:value="60797" table:style-name="ce46">
            <text:p>60.797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671810047206365" table:style-name="ce47">
            <text:p>85,7%</text:p>
          </table:table-cell>
          <table:table-cell office:value-type="percentage" office:value="0.72203748129498113" table:style-name="ce47">
            <text:p>72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36" table:style-name="ce46">
            <text:p>2.036</text:p>
          </table:table-cell>
          <table:table-cell office:value-type="percentage" office:value="0.86675180928054496" table:style-name="ce47">
            <text:p>86,7%</text:p>
          </table:table-cell>
          <table:table-cell office:value-type="float" office:value="3343" table:style-name="ce46">
            <text:p>3.343</text:p>
          </table:table-cell>
          <table:table-cell office:value-type="percentage" office:value="0.89194236926360726" table:style-name="ce47">
            <text:p>89,2%</text:p>
          </table:table-cell>
          <table:table-cell office:value-type="float" office:value="7264" table:style-name="ce46">
            <text:p>7.264</text:p>
          </table:table-cell>
          <table:table-cell office:value-type="percentage" office:value="0.92806950300242752" table:style-name="ce47">
            <text:p>92,8%</text:p>
          </table:table-cell>
          <table:table-cell office:value-type="float" office:value="9856" table:style-name="ce46">
            <text:p>9.856</text:p>
          </table:table-cell>
          <table:table-cell office:value-type="percentage" office:value="0.87228958314895122" table:style-name="ce47">
            <text:p>87,2%</text:p>
          </table:table-cell>
          <table:table-cell office:value-type="float" office:value="10285" table:style-name="ce46">
            <text:p>10.285</text:p>
          </table:table-cell>
          <table:table-cell office:value-type="percentage" office:value="0.85694050991501414" table:style-name="ce47">
            <text:p>85,7%</text:p>
          </table:table-cell>
          <table:table-cell office:value-type="float" office:value="8685" table:style-name="ce46">
            <text:p>8.685</text:p>
          </table:table-cell>
          <table:table-cell office:value-type="percentage" office:value="0.7158163685815544" table:style-name="ce47">
            <text:p>71,6%</text:p>
          </table:table-cell>
          <table:table-cell office:value-type="float" office:value="8528" table:style-name="ce46">
            <text:p>8.528</text:p>
          </table:table-cell>
          <table:table-cell office:value-type="percentage" office:value="0.71096290120883698" table:style-name="ce47">
            <text:p>71,1%</text:p>
          </table:table-cell>
          <table:table-cell office:value-type="float" office:value="7833" table:style-name="ce46">
            <text:p>7.833</text:p>
          </table:table-cell>
          <table:table-cell office:value-type="percentage" office:value="0.81815333194067263" table:style-name="ce47">
            <text:p>81,8%</text:p>
          </table:table-cell>
          <table:table-cell office:value-type="float" office:value="57830" table:style-name="ce46">
            <text:p>57.830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534535508339556" table:style-name="ce47">
            <text:p>81,5%</text:p>
          </table:table-cell>
          <table:table-cell office:value-type="percentage" office:value="0.66413248196977348" table:style-name="ce47">
            <text:p>66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35" table:style-name="ce46">
            <text:p>3.535</text:p>
          </table:table-cell>
          <table:table-cell office:value-type="string" table:style-name="ce47">
            <text:p>-</text:p>
          </table:table-cell>
          <table:table-cell office:value-type="float" office:value="9182" table:style-name="ce46">
            <text:p>9.182</text:p>
          </table:table-cell>
          <table:table-cell office:value-type="string" table:style-name="ce47">
            <text:p>-</text:p>
          </table:table-cell>
          <table:table-cell office:value-type="float" office:value="21313" table:style-name="ce46">
            <text:p>21.313</text:p>
          </table:table-cell>
          <table:table-cell office:value-type="string" table:style-name="ce47">
            <text:p>-</text:p>
          </table:table-cell>
          <table:table-cell office:value-type="float" office:value="30885" table:style-name="ce46">
            <text:p>30.885</text:p>
          </table:table-cell>
          <table:table-cell office:value-type="string" table:style-name="ce47">
            <text:p>-</text:p>
          </table:table-cell>
          <table:table-cell office:value-type="float" office:value="22958" table:style-name="ce46">
            <text:p>22.958</text:p>
          </table:table-cell>
          <table:table-cell office:value-type="string" table:style-name="ce47">
            <text:p>-</text:p>
          </table:table-cell>
          <table:table-cell office:value-type="float" office:value="1190" table:style-name="ce46">
            <text:p>1.190</text:p>
          </table:table-cell>
          <table:table-cell office:value-type="string" table:style-name="ce47">
            <text:p>-</text:p>
          </table:table-cell>
          <table:table-cell office:value-type="float" office:value="89105" table:style-name="ce46">
            <text:p>89.10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2" table:style-name="ce49">
            <text:p>232</text:p>
          </table:table-cell>
          <table:table-cell office:value-type="string" table:style-name="ce50">
            <text:p>-</text:p>
          </table:table-cell>
          <table:table-cell office:value-type="float" office:value="730" table:style-name="ce49">
            <text:p>730</text:p>
          </table:table-cell>
          <table:table-cell office:value-type="string" table:style-name="ce50">
            <text:p>-</text:p>
          </table:table-cell>
          <table:table-cell office:value-type="float" office:value="1412" table:style-name="ce49">
            <text:p>1.412</text:p>
          </table:table-cell>
          <table:table-cell office:value-type="string" table:style-name="ce50">
            <text:p>-</text:p>
          </table:table-cell>
          <table:table-cell office:value-type="float" office:value="1675" table:style-name="ce49">
            <text:p>1.675</text:p>
          </table:table-cell>
          <table:table-cell office:value-type="string" table:style-name="ce50">
            <text:p>-</text:p>
          </table:table-cell>
          <table:table-cell office:value-type="float" office:value="1403" table:style-name="ce49">
            <text:p>1.403</text:p>
          </table:table-cell>
          <table:table-cell office:value-type="string" table:style-name="ce50">
            <text:p>-</text:p>
          </table:table-cell>
          <table:table-cell office:value-type="float" office:value="168" table:style-name="ce49">
            <text:p>168</text:p>
          </table:table-cell>
          <table:table-cell office:value-type="string" table:style-name="ce50">
            <text:p>-</text:p>
          </table:table-cell>
          <table:table-cell office:value-type="float" office:value="5688" table:style-name="ce49">
            <text:p>5.688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0428" table:style-name="ce53">
            <text:p>2.910.428</text:p>
          </table:table-cell>
          <table:table-cell office:value-type="percentage" office:value="1" table:style-name="ce54">
            <text:p>100,0%</text:p>
          </table:table-cell>
          <table:table-cell office:value-type="float" office:value="3926425" table:style-name="ce53">
            <text:p>3.926.425</text:p>
          </table:table-cell>
          <table:table-cell office:value-type="percentage" office:value="0.99151019748512959" table:style-name="ce54">
            <text:p>99,2%</text:p>
          </table:table-cell>
          <table:table-cell office:value-type="float" office:value="5223259" table:style-name="ce53">
            <text:p>5.223.259</text:p>
          </table:table-cell>
          <table:table-cell office:value-type="percentage" office:value="0.97869078165091683" table:style-name="ce54">
            <text:p>97,9%</text:p>
          </table:table-cell>
          <table:table-cell office:value-type="float" office:value="6640901" table:style-name="ce53">
            <text:p>6.640.901</text:p>
          </table:table-cell>
          <table:table-cell office:value-type="percentage" office:value="0.94420760308168017" table:style-name="ce54">
            <text:p>94,4%</text:p>
          </table:table-cell>
          <table:table-cell office:value-type="float" office:value="6919776" table:style-name="ce53">
            <text:p>6.919.776</text:p>
          </table:table-cell>
          <table:table-cell office:value-type="percentage" office:value="0.87683814095680079" table:style-name="ce54">
            <text:p>87,7%</text:p>
          </table:table-cell>
          <table:table-cell office:value-type="float" office:value="4836579" table:style-name="ce53">
            <text:p>4.836.579</text:p>
          </table:table-cell>
          <table:table-cell office:value-type="percentage" office:value="0.77628670248136433" table:style-name="ce54">
            <text:p>77,6%</text:p>
          </table:table-cell>
          <table:table-cell office:value-type="float" office:value="3922650" table:style-name="ce53">
            <text:p>3.922.650</text:p>
          </table:table-cell>
          <table:table-cell office:value-type="percentage" office:value="0.79331356782293549" table:style-name="ce54">
            <text:p>79,3%</text:p>
          </table:table-cell>
          <table:table-cell office:value-type="float" office:value="3297150" table:style-name="ce53">
            <text:p>3.297.150</text:p>
          </table:table-cell>
          <table:table-cell office:value-type="percentage" office:value="0.84788280668585736" table:style-name="ce54">
            <text:p>84,8%</text:p>
          </table:table-cell>
          <table:table-cell office:value-type="float" office:value="37677168" table:style-name="ce53">
            <text:p>37.677.168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452333220646896" table:style-name="ce54">
            <text:p>89,5%</text:p>
          </table:table-cell>
          <table:table-cell office:value-type="percentage" office:value="0.79402606426299072" table:style-name="ce54">
            <text:p>79,4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2-07T13:36:56Z</dc:date>
  </office:meta>
</office:document-meta>
</file>